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1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1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75">
      <style:paragraph-properties style:writing-mode="lr-tb"/>
    </style:style>
    <style:style style:family="text" style:name="a21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7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96">
      <style:paragraph-properties style:writing-mode="lr-tb"/>
    </style:style>
    <style:style style:family="text" style:name="a7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198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7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94">
      <style:paragraph-properties style:writing-mode="lr-tb"/>
    </style:style>
    <style:style style:family="table-cell" style:name="a79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7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09">
      <style:paragraph-properties style:writing-mode="lr-tb"/>
    </style:style>
    <style:style style:family="table-cell" style:name="a171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7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07">
      <style:paragraph-properties style:writing-mode="lr-tb"/>
    </style:style>
    <style:style style:family="table-cell" style:name="a140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7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7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28">
      <style:paragraph-properties style:writing-mode="lr-tb"/>
    </style:style>
    <style:style style:family="text" style:name="a14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2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style:writing-mode="lr-tb"/>
    </style:style>
    <style:style style:family="drawing-page" style:name="a2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3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7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2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0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2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3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3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26">
      <style:paragraph-properties style:writing-mode="lr-tb"/>
    </style:style>
    <style:style style:family="table-cell" style:name="a1428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1429">
      <style:table-row-properties style:row-height="1.0704in"/>
    </style:style>
    <style:style style:family="text" style:name="a11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47">
      <style:paragraph-properties style:writing-mode="lr-tb"/>
    </style:style>
    <style:style style:family="text" style:name="a9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74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24">
      <style:paragraph-properties style:writing-mode="lr-tb"/>
    </style:style>
    <style:style style:family="text" style:name="a17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12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7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10">
      <style:paragraph-properties style:writing-mode="lr-tb"/>
    </style:style>
    <style:style style:family="text" style:name="a11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91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9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10">
      <style:paragraph-properties style:writing-mode="lr-tb"/>
    </style:style>
    <style:style style:family="text" style:name="a14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01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4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46">
      <style:paragraph-properties style:writing-mode="lr-tb"/>
    </style:style>
    <style:style style:family="text" style:name="a20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44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0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66">
      <style:paragraph-properties style:writing-mode="lr-tb"/>
    </style:style>
    <style:style style:family="text" style:name="a9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76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resentation" style:name="a1769">
      <style:graphic-properties draw:fill="none" draw:stroke="solid" svg:stroke-width="0.01389in" svg:stroke-color="#000000" svg:stroke-opacity="100%"/>
    </style:style>
    <style:style style:family="text" style:name="a9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29">
      <style:paragraph-properties style:writing-mode="lr-tb"/>
    </style:style>
    <style:style style:family="text" style:name="a20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4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29">
      <style:paragraph-properties style:writing-mode="lr-tb"/>
    </style:style>
    <style:style style:family="text" style:name="a14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43">
      <style:paragraph-properties style:writing-mode="lr-tb"/>
    </style:style>
    <style:style style:family="table-cell" style:name="a114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resentation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3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1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17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03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4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032">
      <style:graphic-properties draw:fill="none" draw:stroke="solid" svg:stroke-width="0.01389in" svg:stroke-color="#000000" svg:stroke-opacity="100%"/>
    </style:style>
    <style:style style:family="text" style:name="a14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style:writing-mode="lr-tb"/>
    </style:style>
    <style:style style:family="paragraph" style:name="a20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46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drawing-page" style:name="a2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20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" style:name="a1781">
      <style:table-properties style:writing-mode="lr-tb"/>
    </style:style>
    <style:style style:family="text" style:name="a11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782">
      <style:table-column-properties style:column-width="2.75in"/>
    </style:style>
    <style:style style:family="text" style:name="a9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783">
      <style:table-column-properties style:column-width="2.75in"/>
    </style:style>
    <style:style style:family="text" style:name="a9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784">
      <style:table-column-properties style:column-width="2.75in"/>
    </style:style>
    <style:style style:family="text" style:name="a9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785">
      <style:table-column-properties style:column-width="2.75in"/>
    </style:style>
    <style:style style:family="text" style:name="a9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786">
      <style:table-row-properties style:row-height="0.6704in"/>
    </style:style>
    <style:style style:family="text" style:name="a9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8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788">
      <style:paragraph-properties style:writing-mode="lr-tb"/>
    </style:style>
    <style:style style:family="text" style:name="a9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48">
      <style:paragraph-properties style:writing-mode="lr-tb"/>
    </style:style>
    <style:style style:family="text" style:name="a2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" style:name="a2044">
      <style:table-properties style:writing-mode="lr-tb"/>
    </style:style>
    <style:style style:family="text" style:name="a14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2045">
      <style:table-column-properties style:column-width="2.75in"/>
    </style:style>
    <style:style style:family="text" style:name="a14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2046">
      <style:table-column-properties style:column-width="2.75in"/>
    </style:style>
    <style:style style:family="text" style:name="a14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2047">
      <style:table-column-properties style:column-width="2.75in"/>
    </style:style>
    <style:style style:family="text" style:name="a14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2048">
      <style:table-column-properties style:column-width="2.75in"/>
    </style:style>
    <style:style style:family="text" style:name="a14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2049">
      <style:table-row-properties style:row-height="0.6704in"/>
    </style:style>
    <style:style style:family="text" style:name="a14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62">
      <style:paragraph-properties style:writing-mode="lr-tb"/>
    </style:style>
    <style:style style:family="table-cell" style:name="a116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1165">
      <style:table-row-properties style:row-height="1.0704in"/>
    </style:style>
    <style:style style:family="table-cell" style:name="a179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1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9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1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92">
      <style:paragraph-properties style:writing-mode="lr-tb"/>
    </style:style>
    <style:style style:family="table-cell" style:name="a95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79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9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9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796">
      <style:paragraph-properties style:writing-mode="lr-tb"/>
    </style:style>
    <style:style style:family="text" style:name="a9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798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9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79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9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50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4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51">
      <style:paragraph-properties style:writing-mode="lr-tb"/>
    </style:style>
    <style:style style:family="text" style:name="a14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053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4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5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484">
      <style:paragraph-properties style:writing-mode="lr-tb"/>
    </style:style>
    <style:style style:family="paragraph" style:name="a2055">
      <style:paragraph-properties style:writing-mode="lr-tb"/>
    </style:style>
    <style:style style:family="table-cell" style:name="a148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ell" style:name="a205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4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5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4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59">
      <style:paragraph-properties style:writing-mode="lr-tb"/>
    </style:style>
    <style:style style:family="text" style:name="a14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967">
      <style:paragraph-properties style:writing-mode="lr-tb"/>
    </style:style>
    <style:style style:family="table-cell" style:name="a96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4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06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4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6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4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63">
      <style:paragraph-properties style:writing-mode="lr-tb"/>
    </style:style>
    <style:style style:family="text" style:name="a14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06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4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2066">
      <style:table-row-properties style:row-height="1.0704in"/>
    </style:style>
    <style:style style:family="text" style:name="a14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4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1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182">
      <style:paragraph-properties style:writing-mode="lr-tb"/>
    </style:style>
    <style:style style:family="table-cell" style:name="a118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1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978">
      <style:graphic-properties draw:fill="none" draw:stroke="solid" svg:stroke-width="0.01389in" svg:stroke-color="#000000" svg:stroke-opacity="100%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1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081">
      <style:paragraph-properties style:writing-mode="lr-tb"/>
    </style:style>
    <style:style style:family="table-cell" style:name="a2083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0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677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91">
      <style:table-properties style:writing-mode="lr-tb"/>
    </style:style>
    <style:style style:family="table-column" style:name="a992">
      <style:table-column-properties style:column-width="2.75in"/>
    </style:style>
    <style:style style:family="table-column" style:name="a993">
      <style:table-column-properties style:column-width="2.75in"/>
    </style:style>
    <style:style style:family="table-column" style:name="a994">
      <style:table-column-properties style:column-width="2.75in"/>
    </style:style>
    <style:style style:family="table-column" style:name="a995">
      <style:table-column-properties style:column-width="2.75in"/>
    </style:style>
    <style:style style:family="table-row" style:name="a996">
      <style:table-row-properties style:row-height="0.6704in"/>
    </style:style>
    <style:style style:family="text" style:name="a997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998">
      <style:paragraph-properties style:writing-mode="lr-tb"/>
    </style:style>
    <style:style style:family="text" style:name="a20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0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81" style:parent-style-name="Graphics">
      <style:graphic-properties draw:fill="none" fo:clip="rect(0in, 0in, 0in, 0in)" draw:stroke="none"/>
    </style:style>
    <style:style style:family="text" style:name="a20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61111in" style:font-size-asian="0.61111in" style:font-size-complex="0.6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9">
      <style:graphic-properties draw:fill="none" draw:stroke="solid" svg:stroke-width="0.02083in" svg:stroke-color="#f6a21d" svg:stroke-opacity="100%" svg:stroke-linecap="butt" style:protect="position size"/>
    </style:style>
    <style:style style:family="text" style:name="a19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9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14">
      <style:paragraph-properties style:writing-mode="lr-tb"/>
    </style:style>
    <style:style style:family="table-cell" style:name="a1916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9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6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12">
      <style:paragraph-properties style:writing-mode="lr-tb"/>
    </style:style>
    <style:style style:family="table-cell" style:name="a161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615">
      <style:table-row-properties style:row-height="1.0704in"/>
    </style:style>
    <style:style style:family="text" style:name="a16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33">
      <style:paragraph-properties style:writing-mode="lr-tb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3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9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11">
      <style:paragraph-properties style:writing-mode="lr-tb"/>
    </style:style>
    <style:style style:family="table-cell" style:name="a1313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3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00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9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0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002">
      <style:paragraph-properties style:writing-mode="lr-tb"/>
    </style:style>
    <style:style style:family="table-cell" style:name="a100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22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0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2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006">
      <style:paragraph-properties style:writing-mode="lr-tb"/>
    </style:style>
    <style:style style:family="text" style:name="a22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32">
      <style:paragraph-properties style:writing-mode="lr-tb"/>
    </style:style>
    <style:style style:family="text" style:name="a22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08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22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0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2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63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6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52">
      <style:paragraph-properties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95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1955">
      <style:table-row-properties style:row-height="1.0704in"/>
    </style:style>
    <style:style style:family="text" style:name="a19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10">
      <style:paragraph-properties style:writing-mode="lr-tb"/>
    </style:style>
    <style:style style:family="text" style:name="a19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1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013">
      <style:table-row-properties style:row-height="1.0704in"/>
    </style:style>
    <style:style style:family="text" style:name="a10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6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15">
      <style:paragraph-properties style:writing-mode="lr-tb"/>
    </style:style>
    <style:style style:family="text" style:name="a16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21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6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2218">
      <style:table-row-properties style:row-height="1.0704in"/>
    </style:style>
    <style:style style:family="text" style:name="a16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30">
      <style:paragraph-properties style:writing-mode="lr-tb"/>
    </style:style>
    <style:style style:family="table-cell" style:name="a133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3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51">
      <style:paragraph-properties style:writing-mode="lr-tb"/>
    </style:style>
    <style:style style:family="text" style:name="a10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28">
      <style:paragraph-properties style:writing-mode="lr-tb"/>
    </style:style>
    <style:style style:family="text" style:name="a22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653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13">
      <style:paragraph-properties style:writing-mode="lr-tb"/>
    </style:style>
    <style:style style:family="text" style:name="a22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1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2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816">
      <style:table-row-properties style:row-height="1.0704in"/>
    </style:style>
    <style:style style:family="text" style:name="a22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972">
      <style:paragraph-properties style:writing-mode="lr-tb"/>
    </style:style>
    <style:style style:family="text" style:name="a13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49">
      <style:paragraph-properties style:writing-mode="lr-tb"/>
    </style:style>
    <style:style style:family="table-cell" style:name="a197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9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3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9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6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35">
      <style:paragraph-properties style:writing-mode="lr-tb"/>
    </style:style>
    <style:style style:family="text" style:name="a16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23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6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35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352">
      <style:table-row-properties style:row-height="1.0704in"/>
    </style:style>
    <style:style style:family="text" style:name="a13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2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70">
      <style:paragraph-properties style:writing-mode="lr-tb"/>
    </style:style>
    <style:style style:family="text" style:name="a10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47">
      <style:paragraph-properties style:writing-mode="lr-tb"/>
    </style:style>
    <style:style style:family="text" style:name="a22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67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8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2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4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2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33">
      <style:paragraph-properties style:writing-mode="lr-tb"/>
    </style:style>
    <style:style style:family="text" style:name="a22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35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22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3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991">
      <style:paragraph-properties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993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aragraph" style:name="a1369">
      <style:paragraph-properties style:writing-mode="lr-tb"/>
    </style:style>
    <style:style style:family="text" style:name="a19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9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6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54">
      <style:paragraph-properties style:writing-mode="lr-tb"/>
    </style:style>
    <style:style style:family="text" style:name="a16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25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6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689">
      <style:paragraph-properties style:writing-mode="lr-tb"/>
    </style:style>
    <style:style style:family="text" style:name="a8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37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3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2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66">
      <style:paragraph-properties style:writing-mode="lr-tb"/>
    </style:style>
    <style:style style:family="text" style:name="a22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691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2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692">
      <style:table-row-properties style:row-height="1.0704in"/>
    </style:style>
    <style:style style:family="table-cell" style:name="a106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2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52">
      <style:paragraph-properties style:writing-mode="lr-tb"/>
    </style:style>
    <style:style style:family="text" style:name="a16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54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22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6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3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388">
      <style:paragraph-properties style:writing-mode="lr-tb"/>
    </style:style>
    <style:style style:family="text" style:name="a10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73">
      <style:paragraph-properties style:writing-mode="lr-tb"/>
    </style:style>
    <style:style style:family="text" style:name="a8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27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39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3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3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085">
      <style:paragraph-properties style:writing-mode="lr-tb"/>
    </style:style>
    <style:style style:family="text" style:name="a22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08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22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088">
      <style:table-row-properties style:row-height="1.0704in"/>
    </style:style>
    <style:style style:family="text" style:name="a22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71">
      <style:paragraph-properties style:writing-mode="lr-tb"/>
    </style:style>
    <style:style style:family="text" style:name="a10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873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22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0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92">
      <style:paragraph-properties style:writing-mode="lr-tb"/>
    </style:style>
    <style:style style:family="text" style:name="a10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29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8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0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295">
      <style:graphic-properties draw:fill="none" draw:stroke="solid" svg:stroke-width="0.01389in" svg:stroke-color="#000000" svg:stroke-opacity="100%"/>
    </style:style>
    <style:style style:family="text" style:name="a8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2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890">
      <style:paragraph-properties style:writing-mode="lr-tb"/>
    </style:style>
    <style:style style:family="table-cell" style:name="a892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able-row" style:name="a893">
      <style:table-row-properties style:row-height="1.0704in"/>
    </style:style>
    <style:style style:family="text" style:name="a8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8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00">
      <style:paragraph-properties style:writing-mode="lr-tb"/>
    </style:style>
    <style:style style:family="table-cell" style:name="a180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803">
      <style:table-row-properties style:row-height="1.0704in"/>
    </style:style>
    <style:style style:family="text" style:name="a18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18">
      <style:paragraph-properties style:writing-mode="lr-tb"/>
    </style:style>
    <style:style style:family="text" style:name="a15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0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03">
      <style:paragraph-properties style:writing-mode="lr-tb"/>
    </style:style>
    <style:style style:family="table-cell" style:name="a150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1506">
      <style:graphic-properties draw:fill="none" draw:stroke="solid" svg:stroke-width="0.01389in" svg:stroke-color="#000000" svg:stroke-opacity="100%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2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82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18">
      <style:table-properties style:writing-mode="lr-tb"/>
    </style:style>
    <style:style style:family="table-column" style:name="a1519">
      <style:table-column-properties style:column-width="2.75in"/>
    </style:style>
    <style:style style:family="text" style:name="a120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01">
      <style:paragraph-properties style:writing-mode="lr-tb"/>
    </style:style>
    <style:style style:family="table-cell" style:name="a1203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37">
      <style:paragraph-properties style:writing-mode="lr-tb"/>
    </style:style>
    <style:style style:family="table-cell" style:name="a1839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olumn" style:name="a1520">
      <style:table-column-properties style:column-width="2.75in"/>
    </style:style>
    <style:style style:family="table-column" style:name="a1521">
      <style:table-column-properties style:column-width="2.75in"/>
    </style:style>
    <style:style style:family="table-column" style:name="a1522">
      <style:table-column-properties style:column-width="2.75in"/>
    </style:style>
    <style:style style:family="table-row" style:name="a1523">
      <style:table-row-properties style:row-height="0.6704in"/>
    </style:style>
    <style:style style:family="text" style:name="a1524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525">
      <style:paragraph-properties style:writing-mode="lr-tb"/>
    </style:style>
    <style:style style:family="table-cell" style:name="a1527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528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529">
      <style:paragraph-properties style:writing-mode="lr-tb"/>
    </style:style>
    <style:style style:family="text" style:name="a12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1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00">
      <style:paragraph-properties style:writing-mode="lr-tb"/>
    </style:style>
    <style:style style:family="table-cell" style:name="a1531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cell" style:name="a210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532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0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33">
      <style:paragraph-properties style:writing-mode="lr-tb"/>
    </style:style>
    <style:style style:family="text" style:name="a210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0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535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210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3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0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37">
      <style:paragraph-properties style:writing-mode="lr-tb"/>
    </style:style>
    <style:style style:family="text" style:name="a210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0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53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aragraph" style:name="a1220">
      <style:paragraph-properties style:writing-mode="lr-tb"/>
    </style:style>
    <style:style style:family="table-cell" style:name="a1222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56">
      <style:paragraph-properties style:writing-mode="lr-tb"/>
    </style:style>
    <style:style style:family="table-cell" style:name="a185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8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1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1540">
      <style:table-row-properties style:row-height="1.0704in"/>
    </style:style>
    <style:style style:family="text" style:name="a211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1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700">
      <style:graphic-properties draw:fill="solid" draw:fill-color="#262626" draw:opacity="95%" draw:stroke="none" style:protect="position size"/>
    </style:style>
    <style:style style:family="text" style:name="a211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701">
      <style:graphic-properties draw:fill="none" draw:stroke="solid" svg:stroke-width="0.01389in" svg:stroke-color="#000000" svg:stroke-opacity="100%"/>
    </style:style>
    <style:style style:family="text" style:name="a211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9">
      <style:paragraph-properties style:writing-mode="lr-tb"/>
    </style:style>
    <style:style style:family="text" style:name="a15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3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39">
      <style:paragraph-properties style:writing-mode="lr-tb"/>
    </style:style>
    <style:style style:family="text" style:name="a18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12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5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2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55">
      <style:paragraph-properties style:writing-mode="lr-tb"/>
    </style:style>
    <style:style style:family="table" style:name="a714">
      <style:table-properties style:writing-mode="lr-tb"/>
    </style:style>
    <style:style style:family="text" style:name="a212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715">
      <style:table-column-properties style:column-width="2.75in"/>
    </style:style>
    <style:style style:family="text" style:name="a212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55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column" style:name="a716">
      <style:table-column-properties style:column-width="2.75in"/>
    </style:style>
    <style:style style:family="text" style:name="a212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5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717">
      <style:table-column-properties style:column-width="2.75in"/>
    </style:style>
    <style:style style:family="text" style:name="a15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718">
      <style:table-column-properties style:column-width="2.75in"/>
    </style:style>
    <style:style style:family="table-row" style:name="a719">
      <style:table-row-properties style:row-height="0.6704in"/>
    </style:style>
    <style:style style:family="table-cell" style:name="a1241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presentation" style:name="a1242">
      <style:graphic-properties draw:fill="none" draw:stroke="solid" svg:stroke-width="0.01389in" svg:stroke-color="#000000" svg:stroke-opacity="100%"/>
    </style:style>
    <style:style style:family="presentation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75">
      <style:paragraph-properties style:writing-mode="lr-tb"/>
    </style:style>
    <style:style style:family="table-cell" style:name="a1877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able-row" style:name="a1878">
      <style:table-row-properties style:row-height="1.0704in"/>
    </style:style>
    <style:style style:family="text" style:name="a18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3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3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3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0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3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3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22">
      <style:paragraph-properties style:writing-mode="lr-tb"/>
    </style:style>
    <style:style style:family="text" style:name="a213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72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213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2138">
      <style:paragraph-properties style:writing-mode="lr-tb"/>
    </style:style>
    <style:style style:family="text" style:name="a15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2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5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27">
      <style:paragraph-properties style:writing-mode="lr-tb"/>
    </style:style>
    <style:style style:family="text" style:name="a15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2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55">
      <style:table-properties style:writing-mode="lr-tb"/>
    </style:style>
    <style:style style:family="text" style:name="a18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56">
      <style:table-column-properties style:column-width="2.75in"/>
    </style:style>
    <style:style style:family="text" style:name="a18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57">
      <style:table-column-properties style:column-width="2.75in"/>
    </style:style>
    <style:style style:family="text" style:name="a18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58">
      <style:table-column-properties style:column-width="2.75in"/>
    </style:style>
    <style:style style:family="text" style:name="a18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olumn" style:name="a1259">
      <style:table-column-properties style:column-width="2.75in"/>
    </style:style>
    <style:style style:family="text" style:name="a18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140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5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2141">
      <style:table-row-properties style:row-height="1.0704in"/>
    </style:style>
    <style:style style:family="text" style:name="a15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30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3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32">
      <style:paragraph-properties style:writing-mode="lr-tb"/>
    </style:style>
    <style:style style:family="text" style:name="a21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74">
      <style:paragraph-properties style:writing-mode="lr-tb"/>
    </style:style>
    <style:style style:family="text" style:name="a21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3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21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576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3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7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36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21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37">
      <style:paragraph-properties style:writing-mode="lr-tb"/>
    </style:style>
    <style:style style:family="text" style:name="a15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39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260">
      <style:table-row-properties style:row-height="0.6704in"/>
    </style:style>
    <style:style style:family="text" style:name="a1261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262">
      <style:paragraph-properties style:writing-mode="lr-tb"/>
    </style:style>
    <style:style style:family="table-cell" style:name="a1264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65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8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66">
      <style:paragraph-properties style:writing-mode="lr-tb"/>
    </style:style>
    <style:style style:family="text" style:name="a18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268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269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text" style:name="a189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895">
      <style:paragraph-properties style:writing-mode="lr-tb"/>
    </style:style>
    <style:style style:family="table-cell" style:name="a1897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8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8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row" style:name="a740">
      <style:table-row-properties style:row-height="1.0704in"/>
    </style:style>
    <style:style style:family="text" style:name="a21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5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5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58">
      <style:paragraph-properties style:writing-mode="lr-tb"/>
    </style:style>
    <style:style style:family="text" style:name="a15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4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70">
      <style:paragraph-properties style:writing-mode="lr-tb"/>
    </style:style>
    <style:style style:family="table-cell" style:name="a1272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ext" style:name="a1273">
      <style:text-properties fo:text-transform="uppercase" fo:color="#ffffff" fo:font-size="0.33333in" style:font-size-asian="0.33333in" style:font-size-complex="0.33333in" fo:letter-spacing="0.02083in" fo:language="it" fo:country="IT" fo:font-weight="normal" style:font-weight-asian="normal" style:font-weight-complex="normal"/>
    </style:style>
    <style:style style:family="paragraph" style:name="a1274">
      <style:paragraph-properties style:writing-mode="lr-tb"/>
    </style:style>
    <style:style style:family="table-cell" style:name="a1276">
      <style:table-cell-properties style:vertical-align="top" fo:background-color="#f6a21d" fo:padding-top="0.1652in" fo:padding-bottom="0.1652in" fo:padding-left="0.1652in" fo:padding-right="0.1652in"/>
      <style:paragraph-properties style:writing-mode="lr-tb"/>
    </style:style>
    <style:style style:family="table-row" style:name="a1277">
      <style:table-row-properties style:row-height="1.0704in"/>
    </style:style>
    <style:style style:family="text" style:name="a127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7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160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15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21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5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9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5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593">
      <style:paragraph-properties style:writing-mode="lr-tb"/>
    </style:style>
    <style:style style:family="text" style:name="a75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5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1595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5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5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756">
      <style:paragraph-properties style:writing-mode="lr-tb"/>
    </style:style>
    <style:style style:family="text" style:name="a21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5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758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75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8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2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763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217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4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2177">
      <style:paragraph-properties style:writing-mode="lr-tb"/>
    </style:style>
    <style:style style:family="text" style:name="a76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able-cell" style:name="a2179">
      <style:table-cell-properties style:vertical-align="top" fo:background-color="#000000" fo:padding-top="0.1652in" fo:padding-bottom="0.1652in" fo:padding-left="0.1652in" fo:padding-right="0.1652in"/>
      <style:paragraph-properties style:writing-mode="lr-tb"/>
    </style:style>
    <style:style style:family="text" style:name="a76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76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0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1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paragraph" style:name="a1292">
      <style:paragraph-properties style:writing-mode="lr-tb"/>
    </style:style>
    <style:style style:family="table-cell" style:name="a1294">
      <style:table-cell-properties style:vertical-align="top" fo:padding-top="0.1652in" fo:padding-bottom="0.1652in" fo:padding-left="0.1652in" fo:padding-right="0.1652in"/>
      <style:paragraph-properties style:writing-mode="lr-tb"/>
    </style:style>
    <style:style style:family="text" style:name="a1295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6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7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8">
      <style:text-properties fo:font-variant="normal" fo:text-transform="none" fo:color="#000000" fo:font-size="0.19444in" style:font-size-asian="0.19444in" style:font-size-complex="0.19444in" fo:letter-spacing="0in" fo:language="it" fo:country="IT"/>
    </style:style>
    <style:style style:family="text" style:name="a1299">
      <style:text-properties fo:font-variant="normal" fo:text-transform="none" fo:color="#000000" fo:font-size="0.19444in" style:font-size-asian="0.19444in" style:font-size-complex="0.19444in" fo:letter-spacing="0in" fo:language="it" fo:country="IT"/>
    </style:style>
    <text:list-style style:name="a1125"/>
    <text:list-style style:name="a1690"/>
    <text:list-style style:name="a1534"/>
    <text:list-style style:name="a757"/>
    <text:list-style style:name="a1312"/>
    <text:list-style style:name="a2197"/>
    <text:list-style style:name="a1538"/>
    <text:list-style style:name="a723"/>
    <text:list-style style:name="a1067"/>
    <text:list-style style:name="a949"/>
    <text:list-style style:name="a911"/>
    <text:list-style style:name="a1504"/>
    <text:list-style style:name="a1729"/>
    <text:list-style style:name="a728"/>
    <text:list-style style:name="a1915"/>
    <text:list-style style:name="a1221"/>
    <text:list-style style:name="a853"/>
    <text:list-style style:name="a1447"/>
    <text:list-style style:name="a1633"/>
    <text:list-style style:name="a2293"/>
    <text:list-style style:name="a1003"/>
    <text:list-style style:name="a1857"/>
    <text:list-style style:name="a1793"/>
    <text:list-style style:name="a2139"/>
    <text:list-style style:name="a2101"/>
    <text:list-style style:name="a1163"/>
    <text:list-style style:name="a1007"/>
    <text:list-style style:name="a1350"/>
    <text:list-style style:name="a795"/>
    <text:list-style style:name="a1797"/>
    <text:list-style style:name="a1389"/>
    <text:list-style style:name="a1575"/>
    <text:list-style style:name="a1293"/>
    <text:list-style style:name="a1767"/>
    <text:list-style style:name="a1953"/>
    <text:list-style style:name="a2011"/>
    <text:list-style style:name="a2236"/>
    <text:list-style style:name="a733"/>
    <text:list-style style:name="a891"/>
    <text:list-style style:name="a1485"/>
    <text:list-style style:name="a1671"/>
    <text:list-style style:name="a1263"/>
    <text:list-style style:name="a1106"/>
    <text:list-style style:name="a738"/>
    <text:list-style style:name="a1896"/>
    <text:list-style style:name="a1267"/>
    <text:list-style style:name="a2178"/>
    <text:list-style style:name="a1048"/>
    <text:list-style style:name="a1011"/>
    <text:list-style style:name="a2082"/>
    <text:list-style style:name="a1202"/>
    <text:list-style style:name="a1427"/>
    <text:list-style style:name="a1992"/>
    <text:list-style style:name="a834"/>
    <text:list-style style:name="a1613"/>
    <text:list-style style:name="a2274"/>
    <text:list-style style:name="a1838"/>
    <text:list-style style:name="a2052"/>
    <text:list-style style:name="a1801"/>
    <text:list-style style:name="a1144"/>
    <text:list-style style:name="a2056"/>
    <text:list-style style:name="a1331"/>
    <text:list-style style:name="a776"/>
    <text:list-style style:name="a999"/>
    <text:list-style style:name="a1556"/>
    <text:list-style style:name="a1086"/>
    <text:list-style style:name="a1271"/>
    <text:list-style style:name="a968"/>
    <text:list-style style:name="a930"/>
    <text:list-style style:name="a1748"/>
    <text:list-style style:name="a1710"/>
    <text:list-style style:name="a1526"/>
    <text:list-style style:name="a1934"/>
    <text:list-style style:name="a1275"/>
    <text:list-style style:name="a2216"/>
    <text:list-style style:name="a1240"/>
    <text:list-style style:name="a872"/>
    <text:list-style style:name="a1466"/>
    <text:list-style style:name="a1652"/>
    <text:list-style style:name="a1876"/>
    <text:list-style style:name="a2120"/>
    <text:list-style style:name="a2159"/>
    <text:list-style style:name="a1183"/>
    <text:list-style style:name="a1370"/>
    <text:list-style style:name="a1594"/>
    <text:list-style style:name="a1029"/>
    <text:list-style style:name="a2060"/>
    <text:list-style style:name="a2064"/>
    <text:list-style style:name="a814"/>
    <text:list-style style:name="a1408"/>
    <text:list-style style:name="a2030"/>
    <text:list-style style:name="a1973"/>
    <text:list-style style:name="a1789"/>
    <text:list-style style:name="a2255"/>
    <text:list-style style:name="a1819"/>
    <text:list-style style:name="a1530"/>
  </office:automatic-styles>
  <office:body>
    <office:presentation>
      <draw:page draw:name="Slide43" draw:style-name="a677" draw:master-page-name="Master1-Layout1-title-Diapositiva-titolo" presentation:presentation-page-layout-name="Master1-PPL1" draw:id="Slide-298">
        <draw:custom-shape svg:x="0in" svg:y="0in" svg:width="13.32975in" svg:height="7.50107in" draw:id="id80" draw:style-name="a680" draw:name="Rettangolo 32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draw:style-name="a681" draw:name="Immagine 3" svg:x="0.00002in" svg:y="0.00107in" svg:width="13.33331in" svg:height="7.5in" style:rel-width="scale" style:rel-height="scale">
          <draw:image xlink:href="media/image1.jpeg" xlink:type="simple" xlink:show="embed" xlink:actuate="onLoad"/>
          <svg:title/>
          <svg:desc>Un primo piano di un pezzo di carta con una matita sopra</svg:desc>
        </draw:frame>
        <draw:custom-shape svg:x="8.65333in" svg:y="1.35438in" svg:width="3.9763in" svg:height="4.76351in" draw:id="id82" draw:style-name="a684" draw:name="Rettangolo 34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688" draw:name="Titolo 1" svg:x="8.88388in" svg:y="1.61334in" svg:width="3.51521in" svg:height="3.17333in" presentation:class="title" presentation:placeholder="false">
          <draw:text-box>
            <text:p text:style-name="a687" text:class-names="" text:cond-style-name=""><text:span text:style-name="a685" text:class-names="">Financial Market Analytics Project</text:span><text:span text:style-name="a686" text:class-names=""/></text:p>
          </draw:text-box>
          <svg:title/>
          <svg:desc/>
        </draw:frame>
        <draw:frame draw:id="id84" presentation:style-name="a698" draw:name="Sottotitolo 2" svg:x="8.88862in" svg:y="5.04in" svg:width="3.50573in" svg:height="0.84666in" presentation:class="subtitle" presentation:placeholder="false">
          <draw:text-box>
            <text:p text:style-name="a692" text:class-names="" text:cond-style-name=""><text:span text:style-name="a689" text:class-names="">Ruben<text:s text:c="1"/></text:span><text:span text:style-name="a690" text:class-names="">agazzi</text:span><text:span text:style-name="a691" text:class-names=""><text:s text:c="1"/>844736</text:span></text:p>
            <text:p text:style-name="a697" text:class-names="" text:cond-style-name=""><text:span text:style-name="a693" text:class-names="">Davide</text:span><text:span text:style-name="a694" text:class-names=""><text:s text:c="1"/></text:span><text:span text:style-name="a695" text:class-names="">abete 882299<text:s text:c="1"/></text:span><text:span text:style-name="a696" text:class-names=""/></text:p>
          </draw:text-box>
          <svg:title/>
          <svg:desc/>
        </draw:frame>
        <draw:connector draw:type="line" svg:x1="8.94148in" svg:y1="4.93058in" svg:x2="12.34148in" svg:y2="4.93058in" draw:id="id85" draw:style-name="a699" draw:name="Connettore diritto 36">
          <svg:title/>
          <svg:desc/>
        </draw:connector>
        <draw:custom-shape svg:x="0in" svg:y="7in" svg:width="13.33333in" svg:height="0.5in" draw:id="id86" draw:style-name="a700" draw:name="Rettangolo 3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7">
          <draw:page-thumbnail draw:page-number="1" svg:x="0.75in" svg:y="1.25in" svg:width="6in" svg:height="3.375in" presentation:class="page" draw:id="id87" presentation:style-name="a701" draw:name="Segnaposto immagine diapositiva 1">
            <svg:title/>
            <svg:desc/>
          </draw:page-thumbnail>
          <draw:frame draw:id="id88" presentation:style-name="a702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89" draw:style-name="a706" draw:name="Segnaposto numero diapositiva 3" svg:x="4.24826in" svg:y="9.49826in" svg:width="3.25in" svg:height="0.50174in">
            <draw:text-box>
              <text:p text:style-name="a705" text:class-names="" text:cond-style-name=""><text:span text:style-name="a703" text:class-names=""><text:page-number style:num-format="1" text:fixed="false">1</text:page-number></text:span><text:span text:style-name="a704" text:class-names=""/></text:p>
            </draw:text-box>
            <svg:title/>
            <svg:desc/>
          </draw:frame>
        </presentation:notes>
      </draw:page>
      <draw:page draw:name="Slide45" draw:style-name="a708" draw:master-page-name="Master1-Layout2-obj-Titolo-e-contenuto" presentation:presentation-page-layout-name="Master1-PPL2" draw:id="Slide-300">
        <draw:frame draw:id="id90" presentation:style-name="a713" draw:name="Titolo 1" svg:x="1.2in" svg:y="0.31343in" svg:width="11in" svg:height="1.58657in" presentation:class="title" presentation:placeholder="false">
          <draw:text-box>
            <text:p text:style-name="a712" text:class-names="" text:cond-style-name=""><text:span text:style-name="a709" text:class-names="">Introduction</text:span><text:span text:style-name="a710" text:class-names=""><text:s text:c="1"/></text:span><text:span text:style-name="a711" text:class-names=""/></text:p>
          </draw:text-box>
          <svg:title/>
          <svg:desc/>
        </draw:frame>
        <draw:frame draw:id="id91" draw:name="Tabella 4" svg:x="1.19965in" svg:y="2.42441in" svg:width="11in" svg:height="3.94162in" presentation:class="table" presentation:placeholder="false">
          <table:table table:style-name="a714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715" table:default-cell-style-name=""/>
            <table:table-column table:style-name="a716" table:default-cell-style-name=""/>
            <table:table-column table:style-name="a717" table:default-cell-style-name=""/>
            <table:table-column table:style-name="a718" table:default-cell-style-name=""/>
            <table:table-row table:style-name="a719" table:default-cell-style-name="">
              <table:table-cell table:style-name="a724">
                <text:list text:style-name="a723">
                  <text:list-item>
                    <text:p text:style-name="a722" text:class-names="" text:cond-style-name=""><text:span text:style-name="a720" text:class-names="">T1</text:span><text:span text:style-name="a721" text:class-names=""/></text:p>
                  </text:list-item>
                </text:list>
              </table:table-cell>
              <table:table-cell table:style-name="a729">
                <text:list text:style-name="a728">
                  <text:list-item>
                    <text:p text:style-name="a727" text:class-names="" text:cond-style-name=""><text:span text:style-name="a725" text:class-names="">T2</text:span><text:span text:style-name="a726" text:class-names=""/></text:p>
                  </text:list-item>
                </text:list>
              </table:table-cell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T3</text:span><text:span text:style-name="a731" text:class-names=""/></text:p>
                  </text:list-item>
                </text:list>
              </table:table-cell>
              <table:table-cell table:style-name="a739">
                <text:list text:style-name="a738">
                  <text:list-item>
                    <text:p text:style-name="a737" text:class-names="" text:cond-style-name=""><text:span text:style-name="a735" text:class-names="">T4</text:span><text:span text:style-name="a736" text:class-names=""/></text:p>
                  </text:list-item>
                </text:list>
              </table:table-cell>
            </table:table-row>
            <table:table-row table:style-name="a740" table:default-cell-style-name="">
              <table:table-cell table:style-name="a758">
                <text:list text:style-name="a757">
                  <text:list-item>
                    <text:p text:style-name="a756" text:class-names="" text:cond-style-name=""><text:span text:style-name="a741" text:class-names="">Lorem</text:span><text:span text:style-name="a742" text:class-names=""><text:s text:c="1"/></text:span><text:span text:style-name="a743" text:class-names="">ipsum</text:span><text:span text:style-name="a744" text:class-names=""><text:s text:c="1"/>et<text:s text:c="1"/></text:span><text:span text:style-name="a745" text:class-names="">tula</text:span><text:span text:style-name="a746" text:class-names=""><text:s text:c="1"/></text:span><text:span text:style-name="a747" text:class-names="">lorem</text:span><text:span text:style-name="a748" text:class-names=""><text:s text:c="1"/></text:span><text:span text:style-name="a749" text:class-names="">ipsum</text:span><text:span text:style-name="a750" text:class-names=""><text:s text:c="1"/>et<text:s text:c="1"/></text:span><text:span text:style-name="a751" text:class-names="">lorem</text:span><text:span text:style-name="a752" text:class-names=""><text:s text:c="1"/></text:span><text:span text:style-name="a753" text:class-names="">ipsum</text:span><text:span text:style-name="a754" text:class-names=""><text:s text:c="1"/></text:span><text:span text:style-name="a755" text:class-names=""/></text:p>
                  </text:list-item>
                </text:list>
              </table:table-cell>
              <table:table-cell table:style-name="a777">
                <text:p text:style-name="a773" text:class-names="" text:cond-style-name=""><text:span text:style-name="a759" text:class-names="">Lorem</text:span><text:span text:style-name="a760" text:class-names=""><text:s text:c="1"/></text:span><text:span text:style-name="a761" text:class-names="">ipsum</text:span><text:span text:style-name="a762" text:class-names=""><text:s text:c="1"/>et<text:s text:c="1"/></text:span><text:span text:style-name="a763" text:class-names="">tula</text:span><text:span text:style-name="a764" text:class-names=""><text:s text:c="1"/></text:span><text:span text:style-name="a765" text:class-names="">lorem</text:span><text:span text:style-name="a766" text:class-names=""><text:s text:c="1"/></text:span><text:span text:style-name="a767" text:class-names="">ipsum</text:span><text:span text:style-name="a768" text:class-names=""><text:s text:c="1"/>et<text:s text:c="1"/></text:span><text:span text:style-name="a769" text:class-names="">lorem</text:span><text:span text:style-name="a770" text:class-names=""><text:s text:c="1"/></text:span><text:span text:style-name="a771" text:class-names="">ipsum</text:span><text:span text:style-name="a772" text:class-names=""><text:s text:c="1"/></text:span></text:p>
                <text:list text:style-name="a776">
                  <text:list-item>
                    <text:p text:style-name="a775" text:class-names="" text:cond-style-name=""><text:span text:style-name="a774" text:class-names=""/></text:p>
                  </text:list-item>
                </text:list>
              </table:table-cell>
              <table:table-cell table:style-name="a796">
                <text:p text:style-name="a792" text:class-names="" text:cond-style-name=""><text:span text:style-name="a778" text:class-names="">Lorem</text:span><text:span text:style-name="a779" text:class-names=""><text:s text:c="1"/></text:span><text:span text:style-name="a780" text:class-names="">ipsum</text:span><text:span text:style-name="a781" text:class-names=""><text:s text:c="1"/>et<text:s text:c="1"/></text:span><text:span text:style-name="a782" text:class-names="">tula</text:span><text:span text:style-name="a783" text:class-names=""><text:s text:c="1"/></text:span><text:span text:style-name="a784" text:class-names="">lorem</text:span><text:span text:style-name="a785" text:class-names=""><text:s text:c="1"/></text:span><text:span text:style-name="a786" text:class-names="">ipsum</text:span><text:span text:style-name="a787" text:class-names=""><text:s text:c="1"/>et<text:s text:c="1"/></text:span><text:span text:style-name="a788" text:class-names="">lorem</text:span><text:span text:style-name="a789" text:class-names=""><text:s text:c="1"/></text:span><text:span text:style-name="a790" text:class-names="">ipsum</text:span><text:span text:style-name="a791" text:class-names=""><text:s text:c="1"/></text:span></text:p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able:table-cell>
              <table:table-cell table:style-name="a815">
                <text:p text:style-name="a811" text:class-names="" text:cond-style-name=""><text:span text:style-name="a797" text:class-names="">Lorem</text:span><text:span text:style-name="a798" text:class-names=""><text:s text:c="1"/></text:span><text:span text:style-name="a799" text:class-names="">ipsum</text:span><text:span text:style-name="a800" text:class-names=""><text:s text:c="1"/>et<text:s text:c="1"/></text:span><text:span text:style-name="a801" text:class-names="">tula</text:span><text:span text:style-name="a802" text:class-names=""><text:s text:c="1"/></text:span><text:span text:style-name="a803" text:class-names="">lorem</text:span><text:span text:style-name="a804" text:class-names=""><text:s text:c="1"/></text:span><text:span text:style-name="a805" text:class-names="">ipsum</text:span><text:span text:style-name="a806" text:class-names=""><text:s text:c="1"/>et<text:s text:c="1"/></text:span><text:span text:style-name="a807" text:class-names="">lorem</text:span><text:span text:style-name="a808" text:class-names=""><text:s text:c="1"/></text:span><text:span text:style-name="a809" text:class-names="">ipsum</text:span><text:span text:style-name="a810" text:class-names=""><text:s text:c="1"/></text:span></text:p>
                <text:list text:style-name="a814">
                  <text:list-item>
                    <text:p text:style-name="a813" text:class-names="" text:cond-style-name=""><text:span text:style-name="a812" text:class-names=""/></text:p>
                  </text:list-item>
                </text:list>
              </table:table-cell>
            </table:table-row>
            <table:table-row table:style-name="a816" table:default-cell-style-name="">
              <table:table-cell table:style-name="a835">
                <text:p text:style-name="a831" text:class-names="" text:cond-style-name=""><text:span text:style-name="a817" text:class-names="">Lorem</text:span><text:span text:style-name="a818" text:class-names=""><text:s text:c="1"/></text:span><text:span text:style-name="a819" text:class-names="">ipsum</text:span><text:span text:style-name="a820" text:class-names=""><text:s text:c="1"/>et<text:s text:c="1"/></text:span><text:span text:style-name="a821" text:class-names="">tula</text:span><text:span text:style-name="a822" text:class-names=""><text:s text:c="1"/></text:span><text:span text:style-name="a823" text:class-names="">lorem</text:span><text:span text:style-name="a824" text:class-names=""><text:s text:c="1"/></text:span><text:span text:style-name="a825" text:class-names="">ipsum</text:span><text:span text:style-name="a826" text:class-names=""><text:s text:c="1"/>et<text:s text:c="1"/></text:span><text:span text:style-name="a827" text:class-names="">lorem</text:span><text:span text:style-name="a828" text:class-names=""><text:s text:c="1"/></text:span><text:span text:style-name="a829" text:class-names="">ipsum</text:span><text:span text:style-name="a830" text:class-names=""><text:s text:c="1"/></text:span></text:p>
                <text:list text:style-name="a834">
                  <text:list-item>
                    <text:p text:style-name="a833" text:class-names="" text:cond-style-name=""><text:span text:style-name="a832" text:class-names=""/></text:p>
                  </text:list-item>
                </text:list>
              </table:table-cell>
              <table:table-cell table:style-name="a854">
                <text:p text:style-name="a850" text:class-names="" text:cond-style-name=""><text:span text:style-name="a836" text:class-names="">Lorem</text:span><text:span text:style-name="a837" text:class-names=""><text:s text:c="1"/></text:span><text:span text:style-name="a838" text:class-names="">ipsum</text:span><text:span text:style-name="a839" text:class-names=""><text:s text:c="1"/>et<text:s text:c="1"/></text:span><text:span text:style-name="a840" text:class-names="">tula</text:span><text:span text:style-name="a841" text:class-names=""><text:s text:c="1"/></text:span><text:span text:style-name="a842" text:class-names="">lorem</text:span><text:span text:style-name="a843" text:class-names=""><text:s text:c="1"/></text:span><text:span text:style-name="a844" text:class-names="">ipsum</text:span><text:span text:style-name="a845" text:class-names=""><text:s text:c="1"/>et<text:s text:c="1"/></text:span><text:span text:style-name="a846" text:class-names="">lorem</text:span><text:span text:style-name="a847" text:class-names=""><text:s text:c="1"/></text:span><text:span text:style-name="a848" text:class-names="">ipsum</text:span><text:span text:style-name="a849" text:class-names=""><text:s text:c="1"/></text:span></text:p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able:table-cell>
              <table:table-cell table:style-name="a873">
                <text:p text:style-name="a869" text:class-names="" text:cond-style-name=""><text:span text:style-name="a855" text:class-names="">Lorem</text:span><text:span text:style-name="a856" text:class-names=""><text:s text:c="1"/></text:span><text:span text:style-name="a857" text:class-names="">ipsum</text:span><text:span text:style-name="a858" text:class-names=""><text:s text:c="1"/>et<text:s text:c="1"/></text:span><text:span text:style-name="a859" text:class-names="">tula</text:span><text:span text:style-name="a860" text:class-names=""><text:s text:c="1"/></text:span><text:span text:style-name="a861" text:class-names="">lorem</text:span><text:span text:style-name="a862" text:class-names=""><text:s text:c="1"/></text:span><text:span text:style-name="a863" text:class-names="">ipsum</text:span><text:span text:style-name="a864" text:class-names=""><text:s text:c="1"/>et<text:s text:c="1"/></text:span><text:span text:style-name="a865" text:class-names="">lorem</text:span><text:span text:style-name="a866" text:class-names=""><text:s text:c="1"/></text:span><text:span text:style-name="a867" text:class-names="">ipsum</text:span><text:span text:style-name="a868" text:class-names=""><text:s text:c="1"/></text:span></text:p>
                <text:list text:style-name="a872">
                  <text:list-item>
                    <text:p text:style-name="a871" text:class-names="" text:cond-style-name=""><text:span text:style-name="a870" text:class-names=""/></text:p>
                  </text:list-item>
                </text:list>
              </table:table-cell>
              <table:table-cell table:style-name="a892">
                <text:p text:style-name="a888" text:class-names="" text:cond-style-name=""><text:span text:style-name="a874" text:class-names="">Lorem</text:span><text:span text:style-name="a875" text:class-names=""><text:s text:c="1"/></text:span><text:span text:style-name="a876" text:class-names="">ipsum</text:span><text:span text:style-name="a877" text:class-names=""><text:s text:c="1"/>et<text:s text:c="1"/></text:span><text:span text:style-name="a878" text:class-names="">tula</text:span><text:span text:style-name="a879" text:class-names=""><text:s text:c="1"/></text:span><text:span text:style-name="a880" text:class-names="">lorem</text:span><text:span text:style-name="a881" text:class-names=""><text:s text:c="1"/></text:span><text:span text:style-name="a882" text:class-names="">ipsum</text:span><text:span text:style-name="a883" text:class-names=""><text:s text:c="1"/>et<text:s text:c="1"/></text:span><text:span text:style-name="a884" text:class-names="">lorem</text:span><text:span text:style-name="a885" text:class-names=""><text:s text:c="1"/></text:span><text:span text:style-name="a886" text:class-names="">ipsum</text:span><text:span text:style-name="a887" text:class-names=""><text:s text:c="1"/></text:span></text:p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912">
                <text:p text:style-name="a908" text:class-names="" text:cond-style-name=""><text:span text:style-name="a894" text:class-names="">Lorem</text:span><text:span text:style-name="a895" text:class-names=""><text:s text:c="1"/></text:span><text:span text:style-name="a896" text:class-names="">ipsum</text:span><text:span text:style-name="a897" text:class-names=""><text:s text:c="1"/>et<text:s text:c="1"/></text:span><text:span text:style-name="a898" text:class-names="">tula</text:span><text:span text:style-name="a899" text:class-names=""><text:s text:c="1"/></text:span><text:span text:style-name="a900" text:class-names="">lorem</text:span><text:span text:style-name="a901" text:class-names=""><text:s text:c="1"/></text:span><text:span text:style-name="a902" text:class-names="">ipsum</text:span><text:span text:style-name="a903" text:class-names=""><text:s text:c="1"/>et<text:s text:c="1"/></text:span><text:span text:style-name="a904" text:class-names="">lorem</text:span><text:span text:style-name="a905" text:class-names=""><text:s text:c="1"/></text:span><text:span text:style-name="a906" text:class-names="">ipsum</text:span><text:span text:style-name="a907" text:class-names=""><text:s text:c="1"/></text:span></text:p>
                <text:list text:style-name="a911">
                  <text:list-item>
                    <text:p text:style-name="a910" text:class-names="" text:cond-style-name=""><text:span text:style-name="a909" text:class-names=""/></text:p>
                  </text:list-item>
                </text:list>
              </table:table-cell>
              <table:table-cell table:style-name="a931">
                <text:p text:style-name="a927" text:class-names="" text:cond-style-name=""><text:span text:style-name="a913" text:class-names="">Lorem</text:span><text:span text:style-name="a914" text:class-names=""><text:s text:c="1"/></text:span><text:span text:style-name="a915" text:class-names="">ipsum</text:span><text:span text:style-name="a916" text:class-names=""><text:s text:c="1"/>et<text:s text:c="1"/></text:span><text:span text:style-name="a917" text:class-names="">tula</text:span><text:span text:style-name="a918" text:class-names=""><text:s text:c="1"/></text:span><text:span text:style-name="a919" text:class-names="">lorem</text:span><text:span text:style-name="a920" text:class-names=""><text:s text:c="1"/></text:span><text:span text:style-name="a921" text:class-names="">ipsum</text:span><text:span text:style-name="a922" text:class-names=""><text:s text:c="1"/>et<text:s text:c="1"/></text:span><text:span text:style-name="a923" text:class-names="">lorem</text:span><text:span text:style-name="a924" text:class-names=""><text:s text:c="1"/></text:span><text:span text:style-name="a925" text:class-names="">ipsum</text:span><text:span text:style-name="a926" text:class-names=""><text:s text:c="1"/></text:span></text:p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  <table:table-cell table:style-name="a950">
                <text:p text:style-name="a946" text:class-names="" text:cond-style-name=""><text:span text:style-name="a932" text:class-names="">Lorem</text:span><text:span text:style-name="a933" text:class-names=""><text:s text:c="1"/></text:span><text:span text:style-name="a934" text:class-names="">ipsum</text:span><text:span text:style-name="a935" text:class-names=""><text:s text:c="1"/>et<text:s text:c="1"/></text:span><text:span text:style-name="a936" text:class-names="">tula</text:span><text:span text:style-name="a937" text:class-names=""><text:s text:c="1"/></text:span><text:span text:style-name="a938" text:class-names="">lorem</text:span><text:span text:style-name="a939" text:class-names=""><text:s text:c="1"/></text:span><text:span text:style-name="a940" text:class-names="">ipsum</text:span><text:span text:style-name="a941" text:class-names=""><text:s text:c="1"/>et<text:s text:c="1"/></text:span><text:span text:style-name="a942" text:class-names="">lorem</text:span><text:span text:style-name="a943" text:class-names=""><text:s text:c="1"/></text:span><text:span text:style-name="a944" text:class-names="">ipsum</text:span><text:span text:style-name="a945" text:class-names=""><text:s text:c="1"/></text:span></text:p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able:table-cell>
              <table:table-cell table:style-name="a969">
                <text:p text:style-name="a965" text:class-names="" text:cond-style-name=""><text:span text:style-name="a951" text:class-names="">Lorem</text:span><text:span text:style-name="a952" text:class-names=""><text:s text:c="1"/></text:span><text:span text:style-name="a953" text:class-names="">ipsum</text:span><text:span text:style-name="a954" text:class-names=""><text:s text:c="1"/>et<text:s text:c="1"/></text:span><text:span text:style-name="a955" text:class-names="">tula</text:span><text:span text:style-name="a956" text:class-names=""><text:s text:c="1"/></text:span><text:span text:style-name="a957" text:class-names="">lorem</text:span><text:span text:style-name="a958" text:class-names=""><text:s text:c="1"/></text:span><text:span text:style-name="a959" text:class-names="">ipsum</text:span><text:span text:style-name="a960" text:class-names=""><text:s text:c="1"/>et<text:s text:c="1"/></text:span><text:span text:style-name="a961" text:class-names="">lorem</text:span><text:span text:style-name="a962" text:class-names=""><text:s text:c="1"/></text:span><text:span text:style-name="a963" text:class-names="">ipsum</text:span><text:span text:style-name="a964" text:class-names=""><text:s text:c="1"/></text:span></text:p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984">
          <draw:page-thumbnail draw:page-number="2" svg:x="0.75in" svg:y="1.25in" svg:width="6in" svg:height="3.375in" presentation:class="page" draw:id="id92" presentation:style-name="a978" draw:name="Segnaposto immagine diapositiva 1">
            <svg:title/>
            <svg:desc/>
          </draw:page-thumbnail>
          <draw:frame draw:id="id93" presentation:style-name="a979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983" draw:name="Segnaposto numero diapositiva 3" svg:x="4.24826in" svg:y="9.49826in" svg:width="3.25in" svg:height="0.50174in">
            <draw:text-box>
              <text:p text:style-name="a982" text:class-names="" text:cond-style-name=""><text:span text:style-name="a980" text:class-names=""><text:page-number style:num-format="1" text:fixed="false">2</text:page-number></text:span><text:span text:style-name="a981" text:class-names=""/></text:p>
            </draw:text-box>
            <svg:title/>
            <svg:desc/>
          </draw:frame>
        </presentation:notes>
      </draw:page>
      <draw:page draw:name="Slide46" draw:style-name="a985" draw:master-page-name="Master1-Layout2-obj-Titolo-e-contenuto" presentation:presentation-page-layout-name="Master1-PPL2" draw:id="Slide-301">
        <draw:frame draw:id="id95" presentation:style-name="a990" draw:name="Titolo 1" svg:x="1.2in" svg:y="0.26241in" svg:width="11in" svg:height="1.58657in" presentation:class="title" presentation:placeholder="false">
          <draw:text-box>
            <text:p text:style-name="a989" text:class-names="" text:cond-style-name=""><text:span text:style-name="a986" text:class-names="">Rolling<text:s text:c="1"/></text:span><text:span text:style-name="a987" text:class-names="">regression</text:span><text:span text:style-name="a988" text:class-names=""/></text:p>
          </draw:text-box>
          <svg:title/>
          <svg:desc/>
        </draw:frame>
        <draw:frame draw:id="id96" draw:name="Tabella 4" svg:x="1.19965in" svg:y="2.42441in" svg:width="11in" svg:height="3.94162in" presentation:class="table" presentation:placeholder="false">
          <table:table table:style-name="a991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992" table:default-cell-style-name=""/>
            <table:table-column table:style-name="a993" table:default-cell-style-name=""/>
            <table:table-column table:style-name="a994" table:default-cell-style-name=""/>
            <table:table-column table:style-name="a995" table:default-cell-style-name=""/>
            <table:table-row table:style-name="a996" table:default-cell-style-name=""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>T1</text:span></text:p>
                  </text:list-item>
                </text:list>
              </table:table-cell>
              <table:table-cell table:style-name="a1004">
                <text:list text:style-name="a1003">
                  <text:list-item>
                    <text:p text:style-name="a1002" text:class-names="" text:cond-style-name=""><text:span text:style-name="a1001" text:class-names="">T2</text:span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T3</text:span></text:p>
                  </text:list-item>
                </text:list>
              </table:table-cell>
              <table:table-cell table:style-name="a1012">
                <text:list text:style-name="a1011">
                  <text:list-item>
                    <text:p text:style-name="a1010" text:class-names="" text:cond-style-name=""><text:span text:style-name="a1009" text:class-names="">T4</text:span></text:p>
                  </text:list-item>
                </text:list>
              </table:table-cell>
            </table:table-row>
            <table:table-row table:style-name="a1013" table:default-cell-style-name="">
              <table:table-cell table:style-name="a1030">
                <text:list text:style-name="a1029">
                  <text:list-item>
                    <text:p text:style-name="a1028" text:class-names="" text:cond-style-name=""><text:span text:style-name="a1014" text:class-names="">Lorem</text:span><text:span text:style-name="a1015" text:class-names=""><text:s text:c="1"/></text:span><text:span text:style-name="a1016" text:class-names="">ipsum</text:span><text:span text:style-name="a1017" text:class-names=""><text:s text:c="1"/>et<text:s text:c="1"/></text:span><text:span text:style-name="a1018" text:class-names="">tula</text:span><text:span text:style-name="a1019" text:class-names=""><text:s text:c="1"/></text:span><text:span text:style-name="a1020" text:class-names="">lorem</text:span><text:span text:style-name="a1021" text:class-names=""><text:s text:c="1"/></text:span><text:span text:style-name="a1022" text:class-names="">ipsum</text:span><text:span text:style-name="a1023" text:class-names=""><text:s text:c="1"/>et<text:s text:c="1"/></text:span><text:span text:style-name="a1024" text:class-names="">lorem</text:span><text:span text:style-name="a1025" text:class-names=""><text:s text:c="1"/></text:span><text:span text:style-name="a1026" text:class-names="">ipsum</text:span><text:span text:style-name="a1027" text:class-names=""><text:s text:c="1"/></text:span></text:p>
                  </text:list-item>
                </text:list>
              </table:table-cell>
              <table:table-cell table:style-name="a1049">
                <text:p text:style-name="a1045" text:class-names="" text:cond-style-name=""><text:span text:style-name="a1031" text:class-names="">Lorem</text:span><text:span text:style-name="a1032" text:class-names=""><text:s text:c="1"/></text:span><text:span text:style-name="a1033" text:class-names="">ipsum</text:span><text:span text:style-name="a1034" text:class-names=""><text:s text:c="1"/>et<text:s text:c="1"/></text:span><text:span text:style-name="a1035" text:class-names="">tula</text:span><text:span text:style-name="a1036" text:class-names=""><text:s text:c="1"/></text:span><text:span text:style-name="a1037" text:class-names="">lorem</text:span><text:span text:style-name="a1038" text:class-names=""><text:s text:c="1"/></text:span><text:span text:style-name="a1039" text:class-names="">ipsum</text:span><text:span text:style-name="a1040" text:class-names=""><text:s text:c="1"/>et<text:s text:c="1"/></text:span><text:span text:style-name="a1041" text:class-names="">lorem</text:span><text:span text:style-name="a1042" text:class-names=""><text:s text:c="1"/></text:span><text:span text:style-name="a1043" text:class-names="">ipsum</text:span><text:span text:style-name="a1044" text:class-names=""><text:s text:c="1"/></text:span></text:p>
                <text:list text:style-name="a1048">
                  <text:list-item>
                    <text:p text:style-name="a1047" text:class-names="" text:cond-style-name=""><text:span text:style-name="a1046" text:class-names=""/></text:p>
                  </text:list-item>
                </text:list>
              </table:table-cell>
              <table:table-cell table:style-name="a1068">
                <text:p text:style-name="a1064" text:class-names="" text:cond-style-name=""><text:span text:style-name="a1050" text:class-names="">Lorem</text:span><text:span text:style-name="a1051" text:class-names=""><text:s text:c="1"/></text:span><text:span text:style-name="a1052" text:class-names="">ipsum</text:span><text:span text:style-name="a1053" text:class-names=""><text:s text:c="1"/>et<text:s text:c="1"/></text:span><text:span text:style-name="a1054" text:class-names="">tula</text:span><text:span text:style-name="a1055" text:class-names=""><text:s text:c="1"/></text:span><text:span text:style-name="a1056" text:class-names="">lorem</text:span><text:span text:style-name="a1057" text:class-names=""><text:s text:c="1"/></text:span><text:span text:style-name="a1058" text:class-names="">ipsum</text:span><text:span text:style-name="a1059" text:class-names=""><text:s text:c="1"/>et<text:s text:c="1"/></text:span><text:span text:style-name="a1060" text:class-names="">lorem</text:span><text:span text:style-name="a1061" text:class-names=""><text:s text:c="1"/></text:span><text:span text:style-name="a1062" text:class-names="">ipsum</text:span><text:span text:style-name="a1063" text:class-names=""><text:s text:c="1"/></text:span></text:p>
                <text:list text:style-name="a1067">
                  <text:list-item>
                    <text:p text:style-name="a1066" text:class-names="" text:cond-style-name=""><text:span text:style-name="a1065" text:class-names=""/></text:p>
                  </text:list-item>
                </text:list>
              </table:table-cell>
              <table:table-cell table:style-name="a1087">
                <text:p text:style-name="a1083" text:class-names="" text:cond-style-name=""><text:span text:style-name="a1069" text:class-names="">Lorem</text:span><text:span text:style-name="a1070" text:class-names=""><text:s text:c="1"/></text:span><text:span text:style-name="a1071" text:class-names="">ipsum</text:span><text:span text:style-name="a1072" text:class-names=""><text:s text:c="1"/>et<text:s text:c="1"/></text:span><text:span text:style-name="a1073" text:class-names="">tula</text:span><text:span text:style-name="a1074" text:class-names=""><text:s text:c="1"/></text:span><text:span text:style-name="a1075" text:class-names="">lorem</text:span><text:span text:style-name="a1076" text:class-names=""><text:s text:c="1"/></text:span><text:span text:style-name="a1077" text:class-names="">ipsum</text:span><text:span text:style-name="a1078" text:class-names=""><text:s text:c="1"/>et<text:s text:c="1"/></text:span><text:span text:style-name="a1079" text:class-names="">lorem</text:span><text:span text:style-name="a1080" text:class-names=""><text:s text:c="1"/></text:span><text:span text:style-name="a1081" text:class-names="">ipsum</text:span><text:span text:style-name="a1082" text:class-names=""><text:s text:c="1"/></text:span></text:p>
                <text:list text:style-name="a1086">
                  <text:list-item>
                    <text:p text:style-name="a1085" text:class-names="" text:cond-style-name=""><text:span text:style-name="a1084" text:class-names=""/></text:p>
                  </text:list-item>
                </text:list>
              </table:table-cell>
            </table:table-row>
            <table:table-row table:style-name="a1088" table:default-cell-style-name="">
              <table:table-cell table:style-name="a1107">
                <text:p text:style-name="a1103" text:class-names="" text:cond-style-name=""><text:span text:style-name="a1089" text:class-names="">Lorem</text:span><text:span text:style-name="a1090" text:class-names=""><text:s text:c="1"/></text:span><text:span text:style-name="a1091" text:class-names="">ipsum</text:span><text:span text:style-name="a1092" text:class-names=""><text:s text:c="1"/>et<text:s text:c="1"/></text:span><text:span text:style-name="a1093" text:class-names="">tula</text:span><text:span text:style-name="a1094" text:class-names=""><text:s text:c="1"/></text:span><text:span text:style-name="a1095" text:class-names="">lorem</text:span><text:span text:style-name="a1096" text:class-names=""><text:s text:c="1"/></text:span><text:span text:style-name="a1097" text:class-names="">ipsum</text:span><text:span text:style-name="a1098" text:class-names=""><text:s text:c="1"/>et<text:s text:c="1"/></text:span><text:span text:style-name="a1099" text:class-names="">lorem</text:span><text:span text:style-name="a1100" text:class-names=""><text:s text:c="1"/></text:span><text:span text:style-name="a1101" text:class-names="">ipsum</text:span><text:span text:style-name="a1102" text:class-names=""><text:s text:c="1"/></text:span></text:p>
                <text:list text:style-name="a1106">
                  <text:list-item>
                    <text:p text:style-name="a1105" text:class-names="" text:cond-style-name=""><text:span text:style-name="a1104" text:class-names=""/></text:p>
                  </text:list-item>
                </text:list>
              </table:table-cell>
              <table:table-cell table:style-name="a1126">
                <text:p text:style-name="a1122" text:class-names="" text:cond-style-name=""><text:span text:style-name="a1108" text:class-names="">Lorem</text:span><text:span text:style-name="a1109" text:class-names=""><text:s text:c="1"/></text:span><text:span text:style-name="a1110" text:class-names="">ipsum</text:span><text:span text:style-name="a1111" text:class-names=""><text:s text:c="1"/>et<text:s text:c="1"/></text:span><text:span text:style-name="a1112" text:class-names="">tula</text:span><text:span text:style-name="a1113" text:class-names=""><text:s text:c="1"/></text:span><text:span text:style-name="a1114" text:class-names="">lorem</text:span><text:span text:style-name="a1115" text:class-names=""><text:s text:c="1"/></text:span><text:span text:style-name="a1116" text:class-names="">ipsum</text:span><text:span text:style-name="a1117" text:class-names=""><text:s text:c="1"/>et<text:s text:c="1"/></text:span><text:span text:style-name="a1118" text:class-names="">lorem</text:span><text:span text:style-name="a1119" text:class-names=""><text:s text:c="1"/></text:span><text:span text:style-name="a1120" text:class-names="">ipsum</text:span><text:span text:style-name="a1121" text:class-names=""><text:s text:c="1"/></text:span></text:p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able:table-cell>
              <table:table-cell table:style-name="a1145">
                <text:p text:style-name="a1141" text:class-names="" text:cond-style-name=""><text:span text:style-name="a1127" text:class-names="">Lorem</text:span><text:span text:style-name="a1128" text:class-names=""><text:s text:c="1"/></text:span><text:span text:style-name="a1129" text:class-names="">ipsum</text:span><text:span text:style-name="a1130" text:class-names=""><text:s text:c="1"/>et<text:s text:c="1"/></text:span><text:span text:style-name="a1131" text:class-names="">tula</text:span><text:span text:style-name="a1132" text:class-names=""><text:s text:c="1"/></text:span><text:span text:style-name="a1133" text:class-names="">lorem</text:span><text:span text:style-name="a1134" text:class-names=""><text:s text:c="1"/></text:span><text:span text:style-name="a1135" text:class-names="">ipsum</text:span><text:span text:style-name="a1136" text:class-names=""><text:s text:c="1"/>et<text:s text:c="1"/></text:span><text:span text:style-name="a1137" text:class-names="">lorem</text:span><text:span text:style-name="a1138" text:class-names=""><text:s text:c="1"/></text:span><text:span text:style-name="a1139" text:class-names="">ipsum</text:span><text:span text:style-name="a1140" text:class-names=""><text:s text:c="1"/></text:span></text:p>
                <text:list text:style-name="a1144">
                  <text:list-item>
                    <text:p text:style-name="a1143" text:class-names="" text:cond-style-name=""><text:span text:style-name="a1142" text:class-names=""/></text:p>
                  </text:list-item>
                </text:list>
              </table:table-cell>
              <table:table-cell table:style-name="a1164">
                <text:p text:style-name="a1160" text:class-names="" text:cond-style-name=""><text:span text:style-name="a1146" text:class-names="">Lorem</text:span><text:span text:style-name="a1147" text:class-names=""><text:s text:c="1"/></text:span><text:span text:style-name="a1148" text:class-names="">ipsum</text:span><text:span text:style-name="a1149" text:class-names=""><text:s text:c="1"/>et<text:s text:c="1"/></text:span><text:span text:style-name="a1150" text:class-names="">tula</text:span><text:span text:style-name="a1151" text:class-names=""><text:s text:c="1"/></text:span><text:span text:style-name="a1152" text:class-names="">lorem</text:span><text:span text:style-name="a1153" text:class-names=""><text:s text:c="1"/></text:span><text:span text:style-name="a1154" text:class-names="">ipsum</text:span><text:span text:style-name="a1155" text:class-names=""><text:s text:c="1"/>et<text:s text:c="1"/></text:span><text:span text:style-name="a1156" text:class-names="">lorem</text:span><text:span text:style-name="a1157" text:class-names=""><text:s text:c="1"/></text:span><text:span text:style-name="a1158" text:class-names="">ipsum</text:span><text:span text:style-name="a1159" text:class-names=""><text:s text:c="1"/></text:span></text:p>
                <text:list text:style-name="a1163">
                  <text:list-item>
                    <text:p text:style-name="a1162" text:class-names="" text:cond-style-name=""><text:span text:style-name="a1161" text:class-names=""/></text:p>
                  </text:list-item>
                </text:list>
              </table:table-cell>
            </table:table-row>
            <table:table-row table:style-name="a1165" table:default-cell-style-name="">
              <table:table-cell table:style-name="a1184">
                <text:p text:style-name="a1180" text:class-names="" text:cond-style-name=""><text:span text:style-name="a1166" text:class-names="">Lorem</text:span><text:span text:style-name="a1167" text:class-names=""><text:s text:c="1"/></text:span><text:span text:style-name="a1168" text:class-names="">ipsum</text:span><text:span text:style-name="a1169" text:class-names=""><text:s text:c="1"/>et<text:s text:c="1"/></text:span><text:span text:style-name="a1170" text:class-names="">tula</text:span><text:span text:style-name="a1171" text:class-names=""><text:s text:c="1"/></text:span><text:span text:style-name="a1172" text:class-names="">lorem</text:span><text:span text:style-name="a1173" text:class-names=""><text:s text:c="1"/></text:span><text:span text:style-name="a1174" text:class-names="">ipsum</text:span><text:span text:style-name="a1175" text:class-names=""><text:s text:c="1"/>et<text:s text:c="1"/></text:span><text:span text:style-name="a1176" text:class-names="">lorem</text:span><text:span text:style-name="a1177" text:class-names=""><text:s text:c="1"/></text:span><text:span text:style-name="a1178" text:class-names="">ipsum</text:span><text:span text:style-name="a1179" text:class-names=""><text:s text:c="1"/></text:span></text:p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203">
                <text:p text:style-name="a1199" text:class-names="" text:cond-style-name=""><text:span text:style-name="a1185" text:class-names="">Lorem</text:span><text:span text:style-name="a1186" text:class-names=""><text:s text:c="1"/></text:span><text:span text:style-name="a1187" text:class-names="">ipsum</text:span><text:span text:style-name="a1188" text:class-names=""><text:s text:c="1"/>et<text:s text:c="1"/></text:span><text:span text:style-name="a1189" text:class-names="">tula</text:span><text:span text:style-name="a1190" text:class-names=""><text:s text:c="1"/></text:span><text:span text:style-name="a1191" text:class-names="">lorem</text:span><text:span text:style-name="a1192" text:class-names=""><text:s text:c="1"/></text:span><text:span text:style-name="a1193" text:class-names="">ipsum</text:span><text:span text:style-name="a1194" text:class-names=""><text:s text:c="1"/>et<text:s text:c="1"/></text:span><text:span text:style-name="a1195" text:class-names="">lorem</text:span><text:span text:style-name="a1196" text:class-names=""><text:s text:c="1"/></text:span><text:span text:style-name="a1197" text:class-names="">ipsum</text:span><text:span text:style-name="a1198" text:class-names=""><text:s text:c="1"/></text:span></text:p>
                <text:list text:style-name="a1202">
                  <text:list-item>
                    <text:p text:style-name="a1201" text:class-names="" text:cond-style-name=""><text:span text:style-name="a1200" text:class-names=""/></text:p>
                  </text:list-item>
                </text:list>
              </table:table-cell>
              <table:table-cell table:style-name="a1222">
                <text:p text:style-name="a1218" text:class-names="" text:cond-style-name=""><text:span text:style-name="a1204" text:class-names="">Lorem</text:span><text:span text:style-name="a1205" text:class-names=""><text:s text:c="1"/></text:span><text:span text:style-name="a1206" text:class-names="">ipsum</text:span><text:span text:style-name="a1207" text:class-names=""><text:s text:c="1"/>et<text:s text:c="1"/></text:span><text:span text:style-name="a1208" text:class-names="">tula</text:span><text:span text:style-name="a1209" text:class-names=""><text:s text:c="1"/></text:span><text:span text:style-name="a1210" text:class-names="">lorem</text:span><text:span text:style-name="a1211" text:class-names=""><text:s text:c="1"/></text:span><text:span text:style-name="a1212" text:class-names="">ipsum</text:span><text:span text:style-name="a1213" text:class-names=""><text:s text:c="1"/>et<text:s text:c="1"/></text:span><text:span text:style-name="a1214" text:class-names="">lorem</text:span><text:span text:style-name="a1215" text:class-names=""><text:s text:c="1"/></text:span><text:span text:style-name="a1216" text:class-names="">ipsum</text:span><text:span text:style-name="a1217" text:class-names=""><text:s text:c="1"/></text:span></text:p>
                <text:list text:style-name="a1221">
                  <text:list-item>
                    <text:p text:style-name="a1220" text:class-names="" text:cond-style-name=""><text:span text:style-name="a1219" text:class-names=""/></text:p>
                  </text:list-item>
                </text:list>
              </table:table-cell>
              <table:table-cell table:style-name="a1241">
                <text:p text:style-name="a1237" text:class-names="" text:cond-style-name=""><text:span text:style-name="a1223" text:class-names="">Lorem</text:span><text:span text:style-name="a1224" text:class-names=""><text:s text:c="1"/></text:span><text:span text:style-name="a1225" text:class-names="">ipsum</text:span><text:span text:style-name="a1226" text:class-names=""><text:s text:c="1"/>et<text:s text:c="1"/></text:span><text:span text:style-name="a1227" text:class-names="">tula</text:span><text:span text:style-name="a1228" text:class-names=""><text:s text:c="1"/></text:span><text:span text:style-name="a1229" text:class-names="">lorem</text:span><text:span text:style-name="a1230" text:class-names=""><text:s text:c="1"/></text:span><text:span text:style-name="a1231" text:class-names="">ipsum</text:span><text:span text:style-name="a1232" text:class-names=""><text:s text:c="1"/>et<text:s text:c="1"/></text:span><text:span text:style-name="a1233" text:class-names="">lorem</text:span><text:span text:style-name="a1234" text:class-names=""><text:s text:c="1"/></text:span><text:span text:style-name="a1235" text:class-names="">ipsum</text:span><text:span text:style-name="a1236" text:class-names=""><text:s text:c="1"/></text:span></text:p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248">
          <draw:page-thumbnail draw:page-number="3" svg:x="0.75in" svg:y="1.25in" svg:width="6in" svg:height="3.375in" presentation:class="page" draw:id="id97" presentation:style-name="a1242" draw:name="Segnaposto immagine diapositiva 1">
            <svg:title/>
            <svg:desc/>
          </draw:page-thumbnail>
          <draw:frame draw:id="id98" presentation:style-name="a124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99" draw:style-name="a1247" draw:name="Segnaposto numero diapositiva 3" svg:x="4.24826in" svg:y="9.49826in" svg:width="3.25in" svg:height="0.50174in">
            <draw:text-box>
              <text:p text:style-name="a1246" text:class-names="" text:cond-style-name=""><text:span text:style-name="a1244" text:class-names=""><text:page-number style:num-format="1" text:fixed="false">2</text:page-number></text:span><text:span text:style-name="a1245" text:class-names=""/></text:p>
            </draw:text-box>
            <svg:title/>
            <svg:desc/>
          </draw:frame>
        </presentation:notes>
      </draw:page>
      <draw:page draw:name="Slide47" draw:style-name="a1249" draw:master-page-name="Master1-Layout2-obj-Titolo-e-contenuto" presentation:presentation-page-layout-name="Master1-PPL2" draw:id="Slide-302">
        <draw:frame draw:id="id100" presentation:style-name="a1254" draw:name="Titolo 1" svg:x="1.2in" svg:y="0.31343in" svg:width="11in" svg:height="1.58657in" presentation:class="title" presentation:placeholder="false">
          <draw:text-box>
            <text:p text:style-name="a1253" text:class-names="" text:cond-style-name=""><text:span text:style-name="a1250" text:class-names="">Portfolio<text:s text:c="1"/></text:span><text:span text:style-name="a1251" text:class-names="">selection</text:span><text:span text:style-name="a1252" text:class-names=""/></text:p>
          </draw:text-box>
          <svg:title/>
          <svg:desc/>
        </draw:frame>
        <draw:frame draw:id="id101" draw:name="Tabella 4" svg:x="1.19965in" svg:y="2.42441in" svg:width="11in" svg:height="3.94162in" presentation:class="table" presentation:placeholder="false">
          <table:table table:style-name="a1255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256" table:default-cell-style-name=""/>
            <table:table-column table:style-name="a1257" table:default-cell-style-name=""/>
            <table:table-column table:style-name="a1258" table:default-cell-style-name=""/>
            <table:table-column table:style-name="a1259" table:default-cell-style-name=""/>
            <table:table-row table:style-name="a1260" table:default-cell-style-name=""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>T1</text:span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>T2</text:span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T3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T4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94">
                <text:list text:style-name="a1293">
                  <text:list-item>
                    <text:p text:style-name="a1292" text:class-names="" text:cond-style-name=""><text:span text:style-name="a1278" text:class-names="">Lorem</text:span><text:span text:style-name="a1279" text:class-names=""><text:s text:c="1"/></text:span><text:span text:style-name="a1280" text:class-names="">ipsum</text:span><text:span text:style-name="a1281" text:class-names=""><text:s text:c="1"/>et<text:s text:c="1"/></text:span><text:span text:style-name="a1282" text:class-names="">tula</text:span><text:span text:style-name="a1283" text:class-names=""><text:s text:c="1"/></text:span><text:span text:style-name="a1284" text:class-names="">lorem</text:span><text:span text:style-name="a1285" text:class-names=""><text:s text:c="1"/></text:span><text:span text:style-name="a1286" text:class-names="">ipsum</text:span><text:span text:style-name="a1287" text:class-names=""><text:s text:c="1"/>et<text:s text:c="1"/></text:span><text:span text:style-name="a1288" text:class-names="">lorem</text:span><text:span text:style-name="a1289" text:class-names=""><text:s text:c="1"/></text:span><text:span text:style-name="a1290" text:class-names="">ipsum</text:span><text:span text:style-name="a1291" text:class-names=""><text:s text:c="1"/></text:span></text:p>
                  </text:list-item>
                </text:list>
              </table:table-cell>
              <table:table-cell table:style-name="a1313">
                <text:p text:style-name="a1309" text:class-names="" text:cond-style-name=""><text:span text:style-name="a1295" text:class-names="">Lorem</text:span><text:span text:style-name="a1296" text:class-names=""><text:s text:c="1"/></text:span><text:span text:style-name="a1297" text:class-names="">ipsum</text:span><text:span text:style-name="a1298" text:class-names=""><text:s text:c="1"/>et<text:s text:c="1"/></text:span><text:span text:style-name="a1299" text:class-names="">tula</text:span><text:span text:style-name="a1300" text:class-names=""><text:s text:c="1"/></text:span><text:span text:style-name="a1301" text:class-names="">lorem</text:span><text:span text:style-name="a1302" text:class-names=""><text:s text:c="1"/></text:span><text:span text:style-name="a1303" text:class-names="">ipsum</text:span><text:span text:style-name="a1304" text:class-names=""><text:s text:c="1"/>et<text:s text:c="1"/></text:span><text:span text:style-name="a1305" text:class-names="">lorem</text:span><text:span text:style-name="a1306" text:class-names=""><text:s text:c="1"/></text:span><text:span text:style-name="a1307" text:class-names="">ipsum</text:span><text:span text:style-name="a1308" text:class-names=""><text:s text:c="1"/></text:span></text:p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able:table-cell>
              <table:table-cell table:style-name="a1332">
                <text:p text:style-name="a1328" text:class-names="" text:cond-style-name=""><text:span text:style-name="a1314" text:class-names="">Lorem</text:span><text:span text:style-name="a1315" text:class-names=""><text:s text:c="1"/></text:span><text:span text:style-name="a1316" text:class-names="">ipsum</text:span><text:span text:style-name="a1317" text:class-names=""><text:s text:c="1"/>et<text:s text:c="1"/></text:span><text:span text:style-name="a1318" text:class-names="">tula</text:span><text:span text:style-name="a1319" text:class-names=""><text:s text:c="1"/></text:span><text:span text:style-name="a1320" text:class-names="">lorem</text:span><text:span text:style-name="a1321" text:class-names=""><text:s text:c="1"/></text:span><text:span text:style-name="a1322" text:class-names="">ipsum</text:span><text:span text:style-name="a1323" text:class-names=""><text:s text:c="1"/>et<text:s text:c="1"/></text:span><text:span text:style-name="a1324" text:class-names="">lorem</text:span><text:span text:style-name="a1325" text:class-names=""><text:s text:c="1"/></text:span><text:span text:style-name="a1326" text:class-names="">ipsum</text:span><text:span text:style-name="a1327" text:class-names=""><text:s text:c="1"/></text:span></text:p>
                <text:list text:style-name="a1331">
                  <text:list-item>
                    <text:p text:style-name="a1330" text:class-names="" text:cond-style-name=""><text:span text:style-name="a1329" text:class-names=""/></text:p>
                  </text:list-item>
                </text:list>
              </table:table-cell>
              <table:table-cell table:style-name="a1351">
                <text:p text:style-name="a1347" text:class-names="" text:cond-style-name=""><text:span text:style-name="a1333" text:class-names="">Lorem</text:span><text:span text:style-name="a1334" text:class-names=""><text:s text:c="1"/></text:span><text:span text:style-name="a1335" text:class-names="">ipsum</text:span><text:span text:style-name="a1336" text:class-names=""><text:s text:c="1"/>et<text:s text:c="1"/></text:span><text:span text:style-name="a1337" text:class-names="">tula</text:span><text:span text:style-name="a1338" text:class-names=""><text:s text:c="1"/></text:span><text:span text:style-name="a1339" text:class-names="">lorem</text:span><text:span text:style-name="a1340" text:class-names=""><text:s text:c="1"/></text:span><text:span text:style-name="a1341" text:class-names="">ipsum</text:span><text:span text:style-name="a1342" text:class-names=""><text:s text:c="1"/>et<text:s text:c="1"/></text:span><text:span text:style-name="a1343" text:class-names="">lorem</text:span><text:span text:style-name="a1344" text:class-names=""><text:s text:c="1"/></text:span><text:span text:style-name="a1345" text:class-names="">ipsum</text:span><text:span text:style-name="a1346" text:class-names=""><text:s text:c="1"/></text:span></text:p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able:table-cell>
            </table:table-row>
            <table:table-row table:style-name="a1352" table:default-cell-style-name="">
              <table:table-cell table:style-name="a1371">
                <text:p text:style-name="a1367" text:class-names="" text:cond-style-name=""><text:span text:style-name="a1353" text:class-names="">Lorem</text:span><text:span text:style-name="a1354" text:class-names=""><text:s text:c="1"/></text:span><text:span text:style-name="a1355" text:class-names="">ipsum</text:span><text:span text:style-name="a1356" text:class-names=""><text:s text:c="1"/>et<text:s text:c="1"/></text:span><text:span text:style-name="a1357" text:class-names="">tula</text:span><text:span text:style-name="a1358" text:class-names=""><text:s text:c="1"/></text:span><text:span text:style-name="a1359" text:class-names="">lorem</text:span><text:span text:style-name="a1360" text:class-names=""><text:s text:c="1"/></text:span><text:span text:style-name="a1361" text:class-names="">ipsum</text:span><text:span text:style-name="a1362" text:class-names=""><text:s text:c="1"/>et<text:s text:c="1"/></text:span><text:span text:style-name="a1363" text:class-names="">lorem</text:span><text:span text:style-name="a1364" text:class-names=""><text:s text:c="1"/></text:span><text:span text:style-name="a1365" text:class-names="">ipsum</text:span><text:span text:style-name="a1366" text:class-names=""><text:s text:c="1"/></text:span></text:p>
                <text:list text:style-name="a1370">
                  <text:list-item>
                    <text:p text:style-name="a1369" text:class-names="" text:cond-style-name=""><text:span text:style-name="a1368" text:class-names=""/></text:p>
                  </text:list-item>
                </text:list>
              </table:table-cell>
              <table:table-cell table:style-name="a1390">
                <text:p text:style-name="a1386" text:class-names="" text:cond-style-name=""><text:span text:style-name="a1372" text:class-names="">Lorem</text:span><text:span text:style-name="a1373" text:class-names=""><text:s text:c="1"/></text:span><text:span text:style-name="a1374" text:class-names="">ipsum</text:span><text:span text:style-name="a1375" text:class-names=""><text:s text:c="1"/>et<text:s text:c="1"/></text:span><text:span text:style-name="a1376" text:class-names="">tula</text:span><text:span text:style-name="a1377" text:class-names=""><text:s text:c="1"/></text:span><text:span text:style-name="a1378" text:class-names="">lorem</text:span><text:span text:style-name="a1379" text:class-names=""><text:s text:c="1"/></text:span><text:span text:style-name="a1380" text:class-names="">ipsum</text:span><text:span text:style-name="a1381" text:class-names=""><text:s text:c="1"/>et<text:s text:c="1"/></text:span><text:span text:style-name="a1382" text:class-names="">lorem</text:span><text:span text:style-name="a1383" text:class-names=""><text:s text:c="1"/></text:span><text:span text:style-name="a1384" text:class-names="">ipsum</text:span><text:span text:style-name="a1385" text:class-names=""><text:s text:c="1"/></text:span></text:p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able:table-cell>
              <table:table-cell table:style-name="a1409">
                <text:p text:style-name="a1405" text:class-names="" text:cond-style-name=""><text:span text:style-name="a1391" text:class-names="">Lorem</text:span><text:span text:style-name="a1392" text:class-names=""><text:s text:c="1"/></text:span><text:span text:style-name="a1393" text:class-names="">ipsum</text:span><text:span text:style-name="a1394" text:class-names=""><text:s text:c="1"/>et<text:s text:c="1"/></text:span><text:span text:style-name="a1395" text:class-names="">tula</text:span><text:span text:style-name="a1396" text:class-names=""><text:s text:c="1"/></text:span><text:span text:style-name="a1397" text:class-names="">lorem</text:span><text:span text:style-name="a1398" text:class-names=""><text:s text:c="1"/></text:span><text:span text:style-name="a1399" text:class-names="">ipsum</text:span><text:span text:style-name="a1400" text:class-names=""><text:s text:c="1"/>et<text:s text:c="1"/></text:span><text:span text:style-name="a1401" text:class-names="">lorem</text:span><text:span text:style-name="a1402" text:class-names=""><text:s text:c="1"/></text:span><text:span text:style-name="a1403" text:class-names="">ipsum</text:span><text:span text:style-name="a1404" text:class-names=""><text:s text:c="1"/></text:span></text:p>
                <text:list text:style-name="a1408">
                  <text:list-item>
                    <text:p text:style-name="a1407" text:class-names="" text:cond-style-name=""><text:span text:style-name="a1406" text:class-names=""/></text:p>
                  </text:list-item>
                </text:list>
              </table:table-cell>
              <table:table-cell table:style-name="a1428">
                <text:p text:style-name="a1424" text:class-names="" text:cond-style-name=""><text:span text:style-name="a1410" text:class-names="">Lorem</text:span><text:span text:style-name="a1411" text:class-names=""><text:s text:c="1"/></text:span><text:span text:style-name="a1412" text:class-names="">ipsum</text:span><text:span text:style-name="a1413" text:class-names=""><text:s text:c="1"/>et<text:s text:c="1"/></text:span><text:span text:style-name="a1414" text:class-names="">tula</text:span><text:span text:style-name="a1415" text:class-names=""><text:s text:c="1"/></text:span><text:span text:style-name="a1416" text:class-names="">lorem</text:span><text:span text:style-name="a1417" text:class-names=""><text:s text:c="1"/></text:span><text:span text:style-name="a1418" text:class-names="">ipsum</text:span><text:span text:style-name="a1419" text:class-names=""><text:s text:c="1"/>et<text:s text:c="1"/></text:span><text:span text:style-name="a1420" text:class-names="">lorem</text:span><text:span text:style-name="a1421" text:class-names=""><text:s text:c="1"/></text:span><text:span text:style-name="a1422" text:class-names="">ipsum</text:span><text:span text:style-name="a1423" text:class-names=""><text:s text:c="1"/></text:span></text:p>
                <text:list text:style-name="a1427">
                  <text:list-item>
                    <text:p text:style-name="a1426" text:class-names="" text:cond-style-name=""><text:span text:style-name="a1425" text:class-names=""/></text:p>
                  </text:list-item>
                </text:list>
              </table:table-cell>
            </table:table-row>
            <table:table-row table:style-name="a1429" table:default-cell-style-name="">
              <table:table-cell table:style-name="a1448">
                <text:p text:style-name="a1444" text:class-names="" text:cond-style-name=""><text:span text:style-name="a1430" text:class-names="">Lorem</text:span><text:span text:style-name="a1431" text:class-names=""><text:s text:c="1"/></text:span><text:span text:style-name="a1432" text:class-names="">ipsum</text:span><text:span text:style-name="a1433" text:class-names=""><text:s text:c="1"/>et<text:s text:c="1"/></text:span><text:span text:style-name="a1434" text:class-names="">tula</text:span><text:span text:style-name="a1435" text:class-names=""><text:s text:c="1"/></text:span><text:span text:style-name="a1436" text:class-names="">lorem</text:span><text:span text:style-name="a1437" text:class-names=""><text:s text:c="1"/></text:span><text:span text:style-name="a1438" text:class-names="">ipsum</text:span><text:span text:style-name="a1439" text:class-names=""><text:s text:c="1"/>et<text:s text:c="1"/></text:span><text:span text:style-name="a1440" text:class-names="">lorem</text:span><text:span text:style-name="a1441" text:class-names=""><text:s text:c="1"/></text:span><text:span text:style-name="a1442" text:class-names="">ipsum</text:span><text:span text:style-name="a1443" text:class-names=""><text:s text:c="1"/></text:span></text:p>
                <text:list text:style-name="a1447">
                  <text:list-item>
                    <text:p text:style-name="a1446" text:class-names="" text:cond-style-name=""><text:span text:style-name="a1445" text:class-names=""/></text:p>
                  </text:list-item>
                </text:list>
              </table:table-cell>
              <table:table-cell table:style-name="a1467">
                <text:p text:style-name="a1463" text:class-names="" text:cond-style-name=""><text:span text:style-name="a1449" text:class-names="">Lorem</text:span><text:span text:style-name="a1450" text:class-names=""><text:s text:c="1"/></text:span><text:span text:style-name="a1451" text:class-names="">ipsum</text:span><text:span text:style-name="a1452" text:class-names=""><text:s text:c="1"/>et<text:s text:c="1"/></text:span><text:span text:style-name="a1453" text:class-names="">tula</text:span><text:span text:style-name="a1454" text:class-names=""><text:s text:c="1"/></text:span><text:span text:style-name="a1455" text:class-names="">lorem</text:span><text:span text:style-name="a1456" text:class-names=""><text:s text:c="1"/></text:span><text:span text:style-name="a1457" text:class-names="">ipsum</text:span><text:span text:style-name="a1458" text:class-names=""><text:s text:c="1"/>et<text:s text:c="1"/></text:span><text:span text:style-name="a1459" text:class-names="">lorem</text:span><text:span text:style-name="a1460" text:class-names=""><text:s text:c="1"/></text:span><text:span text:style-name="a1461" text:class-names="">ipsum</text:span><text:span text:style-name="a1462" text:class-names=""><text:s text:c="1"/></text:span></text:p>
                <text:list text:style-name="a1466">
                  <text:list-item>
                    <text:p text:style-name="a1465" text:class-names="" text:cond-style-name=""><text:span text:style-name="a1464" text:class-names=""/></text:p>
                  </text:list-item>
                </text:list>
              </table:table-cell>
              <table:table-cell table:style-name="a1486">
                <text:p text:style-name="a1482" text:class-names="" text:cond-style-name=""><text:span text:style-name="a1468" text:class-names="">Lorem</text:span><text:span text:style-name="a1469" text:class-names=""><text:s text:c="1"/></text:span><text:span text:style-name="a1470" text:class-names="">ipsum</text:span><text:span text:style-name="a1471" text:class-names=""><text:s text:c="1"/>et<text:s text:c="1"/></text:span><text:span text:style-name="a1472" text:class-names="">tula</text:span><text:span text:style-name="a1473" text:class-names=""><text:s text:c="1"/></text:span><text:span text:style-name="a1474" text:class-names="">lorem</text:span><text:span text:style-name="a1475" text:class-names=""><text:s text:c="1"/></text:span><text:span text:style-name="a1476" text:class-names="">ipsum</text:span><text:span text:style-name="a1477" text:class-names=""><text:s text:c="1"/>et<text:s text:c="1"/></text:span><text:span text:style-name="a1478" text:class-names="">lorem</text:span><text:span text:style-name="a1479" text:class-names=""><text:s text:c="1"/></text:span><text:span text:style-name="a1480" text:class-names="">ipsum</text:span><text:span text:style-name="a1481" text:class-names=""><text:s text:c="1"/></text:span></text:p>
                <text:list text:style-name="a1485">
                  <text:list-item>
                    <text:p text:style-name="a1484" text:class-names="" text:cond-style-name=""><text:span text:style-name="a1483" text:class-names=""/></text:p>
                  </text:list-item>
                </text:list>
              </table:table-cell>
              <table:table-cell table:style-name="a1505">
                <text:p text:style-name="a1501" text:class-names="" text:cond-style-name=""><text:span text:style-name="a1487" text:class-names="">Lorem</text:span><text:span text:style-name="a1488" text:class-names=""><text:s text:c="1"/></text:span><text:span text:style-name="a1489" text:class-names="">ipsum</text:span><text:span text:style-name="a1490" text:class-names=""><text:s text:c="1"/>et<text:s text:c="1"/></text:span><text:span text:style-name="a1491" text:class-names="">tula</text:span><text:span text:style-name="a1492" text:class-names=""><text:s text:c="1"/></text:span><text:span text:style-name="a1493" text:class-names="">lorem</text:span><text:span text:style-name="a1494" text:class-names=""><text:s text:c="1"/></text:span><text:span text:style-name="a1495" text:class-names="">ipsum</text:span><text:span text:style-name="a1496" text:class-names=""><text:s text:c="1"/>et<text:s text:c="1"/></text:span><text:span text:style-name="a1497" text:class-names="">lorem</text:span><text:span text:style-name="a1498" text:class-names=""><text:s text:c="1"/></text:span><text:span text:style-name="a1499" text:class-names="">ipsum</text:span><text:span text:style-name="a1500" text:class-names=""><text:s text:c="1"/></text:span></text:p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512">
          <draw:page-thumbnail draw:page-number="4" svg:x="0.75in" svg:y="1.25in" svg:width="6in" svg:height="3.375in" presentation:class="page" draw:id="id102" presentation:style-name="a1506" draw:name="Segnaposto immagine diapositiva 1">
            <svg:title/>
            <svg:desc/>
          </draw:page-thumbnail>
          <draw:frame draw:id="id103" presentation:style-name="a1507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1511" draw:name="Segnaposto numero diapositiva 3" svg:x="4.24826in" svg:y="9.49826in" svg:width="3.25in" svg:height="0.50174in">
            <draw:text-box>
              <text:p text:style-name="a1510" text:class-names="" text:cond-style-name=""><text:span text:style-name="a1508" text:class-names=""><text:page-number style:num-format="1" text:fixed="false">3</text:page-number></text:span><text:span text:style-name="a1509" text:class-names=""/></text:p>
            </draw:text-box>
            <svg:title/>
            <svg:desc/>
          </draw:frame>
        </presentation:notes>
      </draw:page>
      <draw:page draw:name="Slide48" draw:style-name="a1513" draw:master-page-name="Master1-Layout2-obj-Titolo-e-contenuto" presentation:presentation-page-layout-name="Master1-PPL2" draw:id="Slide-303">
        <draw:frame draw:id="id105" presentation:style-name="a1517" draw:name="Titolo 1" svg:x="1.2in" svg:y="0.31343in" svg:width="11in" svg:height="1.58657in" presentation:class="title" presentation:placeholder="false">
          <draw:text-box>
            <text:p text:style-name="a1516" text:class-names="" text:cond-style-name=""><text:span text:style-name="a1514" text:class-names="">Results</text:span><text:span text:style-name="a1515" text:class-names=""/></text:p>
          </draw:text-box>
          <svg:title/>
          <svg:desc/>
        </draw:frame>
        <draw:frame draw:id="id106" draw:name="Tabella 4" svg:x="1.19965in" svg:y="2.42441in" svg:width="11in" svg:height="3.94162in" presentation:class="table" presentation:placeholder="false">
          <table:table table:style-name="a1518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519" table:default-cell-style-name=""/>
            <table:table-column table:style-name="a1520" table:default-cell-style-name=""/>
            <table:table-column table:style-name="a1521" table:default-cell-style-name=""/>
            <table:table-column table:style-name="a1522" table:default-cell-style-name=""/>
            <table:table-row table:style-name="a1523" table:default-cell-style-name=""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>T1</text:span></text:p>
                  </text:list-item>
                </text:list>
              </table:table-cell>
              <table:table-cell table:style-name="a1531">
                <text:list text:style-name="a1530">
                  <text:list-item>
                    <text:p text:style-name="a1529" text:class-names="" text:cond-style-name=""><text:span text:style-name="a1528" text:class-names="">T2</text:span></text:p>
                  </text:list-item>
                </text:list>
              </table:table-cell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>T3</text:span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6" text:class-names="">T4</text:span></text:p>
                  </text:list-item>
                </text:list>
              </table:table-cell>
            </table:table-row>
            <table:table-row table:style-name="a1540" table:default-cell-style-name="">
              <table:table-cell table:style-name="a1557">
                <text:list text:style-name="a1556">
                  <text:list-item>
                    <text:p text:style-name="a1555" text:class-names="" text:cond-style-name=""><text:span text:style-name="a1541" text:class-names="">Lorem</text:span><text:span text:style-name="a1542" text:class-names=""><text:s text:c="1"/></text:span><text:span text:style-name="a1543" text:class-names="">ipsum</text:span><text:span text:style-name="a1544" text:class-names=""><text:s text:c="1"/>et<text:s text:c="1"/></text:span><text:span text:style-name="a1545" text:class-names="">tula</text:span><text:span text:style-name="a1546" text:class-names=""><text:s text:c="1"/></text:span><text:span text:style-name="a1547" text:class-names="">lorem</text:span><text:span text:style-name="a1548" text:class-names=""><text:s text:c="1"/></text:span><text:span text:style-name="a1549" text:class-names="">ipsum</text:span><text:span text:style-name="a1550" text:class-names=""><text:s text:c="1"/>et<text:s text:c="1"/></text:span><text:span text:style-name="a1551" text:class-names="">lorem</text:span><text:span text:style-name="a1552" text:class-names=""><text:s text:c="1"/></text:span><text:span text:style-name="a1553" text:class-names="">ipsum</text:span><text:span text:style-name="a1554" text:class-names=""><text:s text:c="1"/></text:span></text:p>
                  </text:list-item>
                </text:list>
              </table:table-cell>
              <table:table-cell table:style-name="a1576">
                <text:p text:style-name="a1572" text:class-names="" text:cond-style-name=""><text:span text:style-name="a1558" text:class-names="">Lorem</text:span><text:span text:style-name="a1559" text:class-names=""><text:s text:c="1"/></text:span><text:span text:style-name="a1560" text:class-names="">ipsum</text:span><text:span text:style-name="a1561" text:class-names=""><text:s text:c="1"/>et<text:s text:c="1"/></text:span><text:span text:style-name="a1562" text:class-names="">tula</text:span><text:span text:style-name="a1563" text:class-names=""><text:s text:c="1"/></text:span><text:span text:style-name="a1564" text:class-names="">lorem</text:span><text:span text:style-name="a1565" text:class-names=""><text:s text:c="1"/></text:span><text:span text:style-name="a1566" text:class-names="">ipsum</text:span><text:span text:style-name="a1567" text:class-names=""><text:s text:c="1"/>et<text:s text:c="1"/></text:span><text:span text:style-name="a1568" text:class-names="">lorem</text:span><text:span text:style-name="a1569" text:class-names=""><text:s text:c="1"/></text:span><text:span text:style-name="a1570" text:class-names="">ipsum</text:span><text:span text:style-name="a1571" text:class-names=""><text:s text:c="1"/></text:span></text:p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able:table-cell>
              <table:table-cell table:style-name="a1595">
                <text:p text:style-name="a1591" text:class-names="" text:cond-style-name=""><text:span text:style-name="a1577" text:class-names="">Lorem</text:span><text:span text:style-name="a1578" text:class-names=""><text:s text:c="1"/></text:span><text:span text:style-name="a1579" text:class-names="">ipsum</text:span><text:span text:style-name="a1580" text:class-names=""><text:s text:c="1"/>et<text:s text:c="1"/></text:span><text:span text:style-name="a1581" text:class-names="">tula</text:span><text:span text:style-name="a1582" text:class-names=""><text:s text:c="1"/></text:span><text:span text:style-name="a1583" text:class-names="">lorem</text:span><text:span text:style-name="a1584" text:class-names=""><text:s text:c="1"/></text:span><text:span text:style-name="a1585" text:class-names="">ipsum</text:span><text:span text:style-name="a1586" text:class-names=""><text:s text:c="1"/>et<text:s text:c="1"/></text:span><text:span text:style-name="a1587" text:class-names="">lorem</text:span><text:span text:style-name="a1588" text:class-names=""><text:s text:c="1"/></text:span><text:span text:style-name="a1589" text:class-names="">ipsum</text:span><text:span text:style-name="a1590" text:class-names=""><text:s text:c="1"/></text:span></text:p>
                <text:list text:style-name="a1594">
                  <text:list-item>
                    <text:p text:style-name="a1593" text:class-names="" text:cond-style-name=""><text:span text:style-name="a1592" text:class-names=""/></text:p>
                  </text:list-item>
                </text:list>
              </table:table-cell>
              <table:table-cell table:style-name="a1614">
                <text:p text:style-name="a1610" text:class-names="" text:cond-style-name=""><text:span text:style-name="a1596" text:class-names="">Lorem</text:span><text:span text:style-name="a1597" text:class-names=""><text:s text:c="1"/></text:span><text:span text:style-name="a1598" text:class-names="">ipsum</text:span><text:span text:style-name="a1599" text:class-names=""><text:s text:c="1"/>et<text:s text:c="1"/></text:span><text:span text:style-name="a1600" text:class-names="">tula</text:span><text:span text:style-name="a1601" text:class-names=""><text:s text:c="1"/></text:span><text:span text:style-name="a1602" text:class-names="">lorem</text:span><text:span text:style-name="a1603" text:class-names=""><text:s text:c="1"/></text:span><text:span text:style-name="a1604" text:class-names="">ipsum</text:span><text:span text:style-name="a1605" text:class-names=""><text:s text:c="1"/>et<text:s text:c="1"/></text:span><text:span text:style-name="a1606" text:class-names="">lorem</text:span><text:span text:style-name="a1607" text:class-names=""><text:s text:c="1"/></text:span><text:span text:style-name="a1608" text:class-names="">ipsum</text:span><text:span text:style-name="a1609" text:class-names=""><text:s text:c="1"/></text:span></text:p>
                <text:list text:style-name="a1613">
                  <text:list-item>
                    <text:p text:style-name="a1612" text:class-names="" text:cond-style-name=""><text:span text:style-name="a1611" text:class-names=""/></text:p>
                  </text:list-item>
                </text:list>
              </table:table-cell>
            </table:table-row>
            <table:table-row table:style-name="a1615" table:default-cell-style-name="">
              <table:table-cell table:style-name="a1634">
                <text:p text:style-name="a1630" text:class-names="" text:cond-style-name=""><text:span text:style-name="a1616" text:class-names="">Lorem</text:span><text:span text:style-name="a1617" text:class-names=""><text:s text:c="1"/></text:span><text:span text:style-name="a1618" text:class-names="">ipsum</text:span><text:span text:style-name="a1619" text:class-names=""><text:s text:c="1"/>et<text:s text:c="1"/></text:span><text:span text:style-name="a1620" text:class-names="">tula</text:span><text:span text:style-name="a1621" text:class-names=""><text:s text:c="1"/></text:span><text:span text:style-name="a1622" text:class-names="">lorem</text:span><text:span text:style-name="a1623" text:class-names=""><text:s text:c="1"/></text:span><text:span text:style-name="a1624" text:class-names="">ipsum</text:span><text:span text:style-name="a1625" text:class-names=""><text:s text:c="1"/>et<text:s text:c="1"/></text:span><text:span text:style-name="a1626" text:class-names="">lorem</text:span><text:span text:style-name="a1627" text:class-names=""><text:s text:c="1"/></text:span><text:span text:style-name="a1628" text:class-names="">ipsum</text:span><text:span text:style-name="a1629" text:class-names=""><text:s text:c="1"/></text:span></text:p>
                <text:list text:style-name="a1633">
                  <text:list-item>
                    <text:p text:style-name="a1632" text:class-names="" text:cond-style-name=""><text:span text:style-name="a1631" text:class-names=""/></text:p>
                  </text:list-item>
                </text:list>
              </table:table-cell>
              <table:table-cell table:style-name="a1653">
                <text:p text:style-name="a1649" text:class-names="" text:cond-style-name=""><text:span text:style-name="a1635" text:class-names="">Lorem</text:span><text:span text:style-name="a1636" text:class-names=""><text:s text:c="1"/></text:span><text:span text:style-name="a1637" text:class-names="">ipsum</text:span><text:span text:style-name="a1638" text:class-names=""><text:s text:c="1"/>et<text:s text:c="1"/></text:span><text:span text:style-name="a1639" text:class-names="">tula</text:span><text:span text:style-name="a1640" text:class-names=""><text:s text:c="1"/></text:span><text:span text:style-name="a1641" text:class-names="">lorem</text:span><text:span text:style-name="a1642" text:class-names=""><text:s text:c="1"/></text:span><text:span text:style-name="a1643" text:class-names="">ipsum</text:span><text:span text:style-name="a1644" text:class-names=""><text:s text:c="1"/>et<text:s text:c="1"/></text:span><text:span text:style-name="a1645" text:class-names="">lorem</text:span><text:span text:style-name="a1646" text:class-names=""><text:s text:c="1"/></text:span><text:span text:style-name="a1647" text:class-names="">ipsum</text:span><text:span text:style-name="a1648" text:class-names=""><text:s text:c="1"/></text:span></text:p>
                <text:list text:style-name="a1652">
                  <text:list-item>
                    <text:p text:style-name="a1651" text:class-names="" text:cond-style-name=""><text:span text:style-name="a1650" text:class-names=""/></text:p>
                  </text:list-item>
                </text:list>
              </table:table-cell>
              <table:table-cell table:style-name="a1672">
                <text:p text:style-name="a1668" text:class-names="" text:cond-style-name=""><text:span text:style-name="a1654" text:class-names="">Lorem</text:span><text:span text:style-name="a1655" text:class-names=""><text:s text:c="1"/></text:span><text:span text:style-name="a1656" text:class-names="">ipsum</text:span><text:span text:style-name="a1657" text:class-names=""><text:s text:c="1"/>et<text:s text:c="1"/></text:span><text:span text:style-name="a1658" text:class-names="">tula</text:span><text:span text:style-name="a1659" text:class-names=""><text:s text:c="1"/></text:span><text:span text:style-name="a1660" text:class-names="">lorem</text:span><text:span text:style-name="a1661" text:class-names=""><text:s text:c="1"/></text:span><text:span text:style-name="a1662" text:class-names="">ipsum</text:span><text:span text:style-name="a1663" text:class-names=""><text:s text:c="1"/>et<text:s text:c="1"/></text:span><text:span text:style-name="a1664" text:class-names="">lorem</text:span><text:span text:style-name="a1665" text:class-names=""><text:s text:c="1"/></text:span><text:span text:style-name="a1666" text:class-names="">ipsum</text:span><text:span text:style-name="a1667" text:class-names=""><text:s text:c="1"/></text:span></text:p>
                <text:list text:style-name="a1671">
                  <text:list-item>
                    <text:p text:style-name="a1670" text:class-names="" text:cond-style-name=""><text:span text:style-name="a1669" text:class-names=""/></text:p>
                  </text:list-item>
                </text:list>
              </table:table-cell>
              <table:table-cell table:style-name="a1691">
                <text:p text:style-name="a1687" text:class-names="" text:cond-style-name=""><text:span text:style-name="a1673" text:class-names="">Lorem</text:span><text:span text:style-name="a1674" text:class-names=""><text:s text:c="1"/></text:span><text:span text:style-name="a1675" text:class-names="">ipsum</text:span><text:span text:style-name="a1676" text:class-names=""><text:s text:c="1"/>et<text:s text:c="1"/></text:span><text:span text:style-name="a1677" text:class-names="">tula</text:span><text:span text:style-name="a1678" text:class-names=""><text:s text:c="1"/></text:span><text:span text:style-name="a1679" text:class-names="">lorem</text:span><text:span text:style-name="a1680" text:class-names=""><text:s text:c="1"/></text:span><text:span text:style-name="a1681" text:class-names="">ipsum</text:span><text:span text:style-name="a1682" text:class-names=""><text:s text:c="1"/>et<text:s text:c="1"/></text:span><text:span text:style-name="a1683" text:class-names="">lorem</text:span><text:span text:style-name="a1684" text:class-names=""><text:s text:c="1"/></text:span><text:span text:style-name="a1685" text:class-names="">ipsum</text:span><text:span text:style-name="a1686" text:class-names=""><text:s text:c="1"/></text:span></text:p>
                <text:list text:style-name="a1690">
                  <text:list-item>
                    <text:p text:style-name="a1689" text:class-names="" text:cond-style-name=""><text:span text:style-name="a1688" text:class-names=""/></text:p>
                  </text:list-item>
                </text:list>
              </table:table-cell>
            </table:table-row>
            <table:table-row table:style-name="a1692" table:default-cell-style-name="">
              <table:table-cell table:style-name="a1711">
                <text:p text:style-name="a1707" text:class-names="" text:cond-style-name=""><text:span text:style-name="a1693" text:class-names="">Lorem</text:span><text:span text:style-name="a1694" text:class-names=""><text:s text:c="1"/></text:span><text:span text:style-name="a1695" text:class-names="">ipsum</text:span><text:span text:style-name="a1696" text:class-names=""><text:s text:c="1"/>et<text:s text:c="1"/></text:span><text:span text:style-name="a1697" text:class-names="">tula</text:span><text:span text:style-name="a1698" text:class-names=""><text:s text:c="1"/></text:span><text:span text:style-name="a1699" text:class-names="">lorem</text:span><text:span text:style-name="a1700" text:class-names=""><text:s text:c="1"/></text:span><text:span text:style-name="a1701" text:class-names="">ipsum</text:span><text:span text:style-name="a1702" text:class-names=""><text:s text:c="1"/>et<text:s text:c="1"/></text:span><text:span text:style-name="a1703" text:class-names="">lorem</text:span><text:span text:style-name="a1704" text:class-names=""><text:s text:c="1"/></text:span><text:span text:style-name="a1705" text:class-names="">ipsum</text:span><text:span text:style-name="a1706" text:class-names=""><text:s text:c="1"/></text:span></text:p>
                <text:list text:style-name="a1710">
                  <text:list-item>
                    <text:p text:style-name="a1709" text:class-names="" text:cond-style-name=""><text:span text:style-name="a1708" text:class-names=""/></text:p>
                  </text:list-item>
                </text:list>
              </table:table-cell>
              <table:table-cell table:style-name="a1730">
                <text:p text:style-name="a1726" text:class-names="" text:cond-style-name=""><text:span text:style-name="a1712" text:class-names="">Lorem</text:span><text:span text:style-name="a1713" text:class-names=""><text:s text:c="1"/></text:span><text:span text:style-name="a1714" text:class-names="">ipsum</text:span><text:span text:style-name="a1715" text:class-names=""><text:s text:c="1"/>et<text:s text:c="1"/></text:span><text:span text:style-name="a1716" text:class-names="">tula</text:span><text:span text:style-name="a1717" text:class-names=""><text:s text:c="1"/></text:span><text:span text:style-name="a1718" text:class-names="">lorem</text:span><text:span text:style-name="a1719" text:class-names=""><text:s text:c="1"/></text:span><text:span text:style-name="a1720" text:class-names="">ipsum</text:span><text:span text:style-name="a1721" text:class-names=""><text:s text:c="1"/>et<text:s text:c="1"/></text:span><text:span text:style-name="a1722" text:class-names="">lorem</text:span><text:span text:style-name="a1723" text:class-names=""><text:s text:c="1"/></text:span><text:span text:style-name="a1724" text:class-names="">ipsum</text:span><text:span text:style-name="a1725" text:class-names=""><text:s text:c="1"/></text:span></text:p>
                <text:list text:style-name="a1729">
                  <text:list-item>
                    <text:p text:style-name="a1728" text:class-names="" text:cond-style-name=""><text:span text:style-name="a1727" text:class-names=""/></text:p>
                  </text:list-item>
                </text:list>
              </table:table-cell>
              <table:table-cell table:style-name="a1749">
                <text:p text:style-name="a1745" text:class-names="" text:cond-style-name=""><text:span text:style-name="a1731" text:class-names="">Lorem</text:span><text:span text:style-name="a1732" text:class-names=""><text:s text:c="1"/></text:span><text:span text:style-name="a1733" text:class-names="">ipsum</text:span><text:span text:style-name="a1734" text:class-names=""><text:s text:c="1"/>et<text:s text:c="1"/></text:span><text:span text:style-name="a1735" text:class-names="">tula</text:span><text:span text:style-name="a1736" text:class-names=""><text:s text:c="1"/></text:span><text:span text:style-name="a1737" text:class-names="">lorem</text:span><text:span text:style-name="a1738" text:class-names=""><text:s text:c="1"/></text:span><text:span text:style-name="a1739" text:class-names="">ipsum</text:span><text:span text:style-name="a1740" text:class-names=""><text:s text:c="1"/>et<text:s text:c="1"/></text:span><text:span text:style-name="a1741" text:class-names="">lorem</text:span><text:span text:style-name="a1742" text:class-names=""><text:s text:c="1"/></text:span><text:span text:style-name="a1743" text:class-names="">ipsum</text:span><text:span text:style-name="a1744" text:class-names=""><text:s text:c="1"/></text:span></text:p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68">
                <text:p text:style-name="a1764" text:class-names="" text:cond-style-name=""><text:span text:style-name="a1750" text:class-names="">Lorem</text:span><text:span text:style-name="a1751" text:class-names=""><text:s text:c="1"/></text:span><text:span text:style-name="a1752" text:class-names="">ipsum</text:span><text:span text:style-name="a1753" text:class-names=""><text:s text:c="1"/>et<text:s text:c="1"/></text:span><text:span text:style-name="a1754" text:class-names="">tula</text:span><text:span text:style-name="a1755" text:class-names=""><text:s text:c="1"/></text:span><text:span text:style-name="a1756" text:class-names="">lorem</text:span><text:span text:style-name="a1757" text:class-names=""><text:s text:c="1"/></text:span><text:span text:style-name="a1758" text:class-names="">ipsum</text:span><text:span text:style-name="a1759" text:class-names=""><text:s text:c="1"/>et<text:s text:c="1"/></text:span><text:span text:style-name="a1760" text:class-names="">lorem</text:span><text:span text:style-name="a1761" text:class-names=""><text:s text:c="1"/></text:span><text:span text:style-name="a1762" text:class-names="">ipsum</text:span><text:span text:style-name="a1763" text:class-names=""><text:s text:c="1"/></text:span></text:p>
                <text:list text:style-name="a1767">
                  <text:list-item>
                    <text:p text:style-name="a1766" text:class-names="" text:cond-style-name=""><text:span text:style-name="a1765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775">
          <draw:page-thumbnail draw:page-number="5" svg:x="0.75in" svg:y="1.25in" svg:width="6in" svg:height="3.375in" presentation:class="page" draw:id="id107" presentation:style-name="a1769" draw:name="Segnaposto immagine diapositiva 1">
            <svg:title/>
            <svg:desc/>
          </draw:page-thumbnail>
          <draw:frame draw:id="id108" presentation:style-name="a1770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09" draw:style-name="a1774" draw:name="Segnaposto numero diapositiva 3" svg:x="4.24826in" svg:y="9.49826in" svg:width="3.25in" svg:height="0.50174in">
            <draw:text-box>
              <text:p text:style-name="a1773" text:class-names="" text:cond-style-name=""><text:span text:style-name="a1771" text:class-names=""><text:page-number style:num-format="1" text:fixed="false">4</text:page-number></text:span><text:span text:style-name="a1772" text:class-names=""/></text:p>
            </draw:text-box>
            <svg:title/>
            <svg:desc/>
          </draw:frame>
        </presentation:notes>
      </draw:page>
      <draw:page draw:name="Slide49" draw:style-name="a1776" draw:master-page-name="Master1-Layout2-obj-Titolo-e-contenuto" presentation:presentation-page-layout-name="Master1-PPL2" draw:id="Slide-304">
        <draw:frame draw:id="id110" presentation:style-name="a1780" draw:name="Titolo 1" svg:x="1.2in" svg:y="0.31343in" svg:width="11in" svg:height="1.58657in" presentation:class="title" presentation:placeholder="false">
          <draw:text-box>
            <text:p text:style-name="a1779" text:class-names="" text:cond-style-name=""><text:span text:style-name="a1777" text:class-names="">Results</text:span><text:span text:style-name="a1778" text:class-names=""/></text:p>
          </draw:text-box>
          <svg:title/>
          <svg:desc/>
        </draw:frame>
        <draw:frame draw:id="id111" draw:name="Tabella 4" svg:x="1.19965in" svg:y="2.42441in" svg:width="11in" svg:height="3.94162in" presentation:class="table" presentation:placeholder="false">
          <table:table table:style-name="a1781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1782" table:default-cell-style-name=""/>
            <table:table-column table:style-name="a1783" table:default-cell-style-name=""/>
            <table:table-column table:style-name="a1784" table:default-cell-style-name=""/>
            <table:table-column table:style-name="a1785" table:default-cell-style-name=""/>
            <table:table-row table:style-name="a1786" table:default-cell-style-name="">
              <table:table-cell table:style-name="a1790">
                <text:list text:style-name="a1789">
                  <text:list-item>
                    <text:p text:style-name="a1788" text:class-names="" text:cond-style-name=""><text:span text:style-name="a1787" text:class-names="">T1</text:span></text:p>
                  </text:list-item>
                </text:list>
              </table:table-cell>
              <table:table-cell table:style-name="a1794">
                <text:list text:style-name="a1793">
                  <text:list-item>
                    <text:p text:style-name="a1792" text:class-names="" text:cond-style-name=""><text:span text:style-name="a1791" text:class-names="">T2</text:span></text:p>
                  </text:list-item>
                </text:list>
              </table:table-cell>
              <table:table-cell table:style-name="a1798">
                <text:list text:style-name="a1797">
                  <text:list-item>
                    <text:p text:style-name="a1796" text:class-names="" text:cond-style-name=""><text:span text:style-name="a1795" text:class-names="">T3</text:span></text:p>
                  </text:list-item>
                </text:list>
              </table:table-cell>
              <table:table-cell table:style-name="a1802">
                <text:list text:style-name="a1801">
                  <text:list-item>
                    <text:p text:style-name="a1800" text:class-names="" text:cond-style-name=""><text:span text:style-name="a1799" text:class-names="">T4</text:span></text:p>
                  </text:list-item>
                </text:list>
              </table:table-cell>
            </table:table-row>
            <table:table-row table:style-name="a1803" table:default-cell-style-name="">
              <table:table-cell table:style-name="a1820">
                <text:list text:style-name="a1819">
                  <text:list-item>
                    <text:p text:style-name="a1818" text:class-names="" text:cond-style-name=""><text:span text:style-name="a1804" text:class-names="">Lorem</text:span><text:span text:style-name="a1805" text:class-names=""><text:s text:c="1"/></text:span><text:span text:style-name="a1806" text:class-names="">ipsum</text:span><text:span text:style-name="a1807" text:class-names=""><text:s text:c="1"/>et<text:s text:c="1"/></text:span><text:span text:style-name="a1808" text:class-names="">tula</text:span><text:span text:style-name="a1809" text:class-names=""><text:s text:c="1"/></text:span><text:span text:style-name="a1810" text:class-names="">lorem</text:span><text:span text:style-name="a1811" text:class-names=""><text:s text:c="1"/></text:span><text:span text:style-name="a1812" text:class-names="">ipsum</text:span><text:span text:style-name="a1813" text:class-names=""><text:s text:c="1"/>et<text:s text:c="1"/></text:span><text:span text:style-name="a1814" text:class-names="">lorem</text:span><text:span text:style-name="a1815" text:class-names=""><text:s text:c="1"/></text:span><text:span text:style-name="a1816" text:class-names="">ipsum</text:span><text:span text:style-name="a1817" text:class-names=""><text:s text:c="1"/></text:span></text:p>
                  </text:list-item>
                </text:list>
              </table:table-cell>
              <table:table-cell table:style-name="a1839">
                <text:p text:style-name="a1835" text:class-names="" text:cond-style-name=""><text:span text:style-name="a1821" text:class-names="">Lorem</text:span><text:span text:style-name="a1822" text:class-names=""><text:s text:c="1"/></text:span><text:span text:style-name="a1823" text:class-names="">ipsum</text:span><text:span text:style-name="a1824" text:class-names=""><text:s text:c="1"/>et<text:s text:c="1"/></text:span><text:span text:style-name="a1825" text:class-names="">tula</text:span><text:span text:style-name="a1826" text:class-names=""><text:s text:c="1"/></text:span><text:span text:style-name="a1827" text:class-names="">lorem</text:span><text:span text:style-name="a1828" text:class-names=""><text:s text:c="1"/></text:span><text:span text:style-name="a1829" text:class-names="">ipsum</text:span><text:span text:style-name="a1830" text:class-names=""><text:s text:c="1"/>et<text:s text:c="1"/></text:span><text:span text:style-name="a1831" text:class-names="">lorem</text:span><text:span text:style-name="a1832" text:class-names=""><text:s text:c="1"/></text:span><text:span text:style-name="a1833" text:class-names="">ipsum</text:span><text:span text:style-name="a1834" text:class-names=""><text:s text:c="1"/></text:span></text:p>
                <text:list text:style-name="a1838">
                  <text:list-item>
                    <text:p text:style-name="a1837" text:class-names="" text:cond-style-name=""><text:span text:style-name="a1836" text:class-names=""/></text:p>
                  </text:list-item>
                </text:list>
              </table:table-cell>
              <table:table-cell table:style-name="a1858">
                <text:p text:style-name="a1854" text:class-names="" text:cond-style-name=""><text:span text:style-name="a1840" text:class-names="">Lorem</text:span><text:span text:style-name="a1841" text:class-names=""><text:s text:c="1"/></text:span><text:span text:style-name="a1842" text:class-names="">ipsum</text:span><text:span text:style-name="a1843" text:class-names=""><text:s text:c="1"/>et<text:s text:c="1"/></text:span><text:span text:style-name="a1844" text:class-names="">tula</text:span><text:span text:style-name="a1845" text:class-names=""><text:s text:c="1"/></text:span><text:span text:style-name="a1846" text:class-names="">lorem</text:span><text:span text:style-name="a1847" text:class-names=""><text:s text:c="1"/></text:span><text:span text:style-name="a1848" text:class-names="">ipsum</text:span><text:span text:style-name="a1849" text:class-names=""><text:s text:c="1"/>et<text:s text:c="1"/></text:span><text:span text:style-name="a1850" text:class-names="">lorem</text:span><text:span text:style-name="a1851" text:class-names=""><text:s text:c="1"/></text:span><text:span text:style-name="a1852" text:class-names="">ipsum</text:span><text:span text:style-name="a1853" text:class-names=""><text:s text:c="1"/></text:span></text:p>
                <text:list text:style-name="a1857">
                  <text:list-item>
                    <text:p text:style-name="a1856" text:class-names="" text:cond-style-name=""><text:span text:style-name="a1855" text:class-names=""/></text:p>
                  </text:list-item>
                </text:list>
              </table:table-cell>
              <table:table-cell table:style-name="a1877">
                <text:p text:style-name="a1873" text:class-names="" text:cond-style-name=""><text:span text:style-name="a1859" text:class-names="">Lorem</text:span><text:span text:style-name="a1860" text:class-names=""><text:s text:c="1"/></text:span><text:span text:style-name="a1861" text:class-names="">ipsum</text:span><text:span text:style-name="a1862" text:class-names=""><text:s text:c="1"/>et<text:s text:c="1"/></text:span><text:span text:style-name="a1863" text:class-names="">tula</text:span><text:span text:style-name="a1864" text:class-names=""><text:s text:c="1"/></text:span><text:span text:style-name="a1865" text:class-names="">lorem</text:span><text:span text:style-name="a1866" text:class-names=""><text:s text:c="1"/></text:span><text:span text:style-name="a1867" text:class-names="">ipsum</text:span><text:span text:style-name="a1868" text:class-names=""><text:s text:c="1"/>et<text:s text:c="1"/></text:span><text:span text:style-name="a1869" text:class-names="">lorem</text:span><text:span text:style-name="a1870" text:class-names=""><text:s text:c="1"/></text:span><text:span text:style-name="a1871" text:class-names="">ipsum</text:span><text:span text:style-name="a1872" text:class-names=""><text:s text:c="1"/></text:span></text:p>
                <text:list text:style-name="a1876">
                  <text:list-item>
                    <text:p text:style-name="a1875" text:class-names="" text:cond-style-name=""><text:span text:style-name="a1874" text:class-names=""/></text:p>
                  </text:list-item>
                </text:list>
              </table:table-cell>
            </table:table-row>
            <table:table-row table:style-name="a1878" table:default-cell-style-name="">
              <table:table-cell table:style-name="a1897">
                <text:p text:style-name="a1893" text:class-names="" text:cond-style-name=""><text:span text:style-name="a1879" text:class-names="">Lorem</text:span><text:span text:style-name="a1880" text:class-names=""><text:s text:c="1"/></text:span><text:span text:style-name="a1881" text:class-names="">ipsum</text:span><text:span text:style-name="a1882" text:class-names=""><text:s text:c="1"/>et<text:s text:c="1"/></text:span><text:span text:style-name="a1883" text:class-names="">tula</text:span><text:span text:style-name="a1884" text:class-names=""><text:s text:c="1"/></text:span><text:span text:style-name="a1885" text:class-names="">lorem</text:span><text:span text:style-name="a1886" text:class-names=""><text:s text:c="1"/></text:span><text:span text:style-name="a1887" text:class-names="">ipsum</text:span><text:span text:style-name="a1888" text:class-names=""><text:s text:c="1"/>et<text:s text:c="1"/></text:span><text:span text:style-name="a1889" text:class-names="">lorem</text:span><text:span text:style-name="a1890" text:class-names=""><text:s text:c="1"/></text:span><text:span text:style-name="a1891" text:class-names="">ipsum</text:span><text:span text:style-name="a1892" text:class-names=""><text:s text:c="1"/></text:span></text:p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</table:table-cell>
              <table:table-cell table:style-name="a1916">
                <text:p text:style-name="a1912" text:class-names="" text:cond-style-name=""><text:span text:style-name="a1898" text:class-names="">Lorem</text:span><text:span text:style-name="a1899" text:class-names=""><text:s text:c="1"/></text:span><text:span text:style-name="a1900" text:class-names="">ipsum</text:span><text:span text:style-name="a1901" text:class-names=""><text:s text:c="1"/>et<text:s text:c="1"/></text:span><text:span text:style-name="a1902" text:class-names="">tula</text:span><text:span text:style-name="a1903" text:class-names=""><text:s text:c="1"/></text:span><text:span text:style-name="a1904" text:class-names="">lorem</text:span><text:span text:style-name="a1905" text:class-names=""><text:s text:c="1"/></text:span><text:span text:style-name="a1906" text:class-names="">ipsum</text:span><text:span text:style-name="a1907" text:class-names=""><text:s text:c="1"/>et<text:s text:c="1"/></text:span><text:span text:style-name="a1908" text:class-names="">lorem</text:span><text:span text:style-name="a1909" text:class-names=""><text:s text:c="1"/></text:span><text:span text:style-name="a1910" text:class-names="">ipsum</text:span><text:span text:style-name="a1911" text:class-names=""><text:s text:c="1"/></text:span></text:p>
                <text:list text:style-name="a1915">
                  <text:list-item>
                    <text:p text:style-name="a1914" text:class-names="" text:cond-style-name=""><text:span text:style-name="a1913" text:class-names=""/></text:p>
                  </text:list-item>
                </text:list>
              </table:table-cell>
              <table:table-cell table:style-name="a1935">
                <text:p text:style-name="a1931" text:class-names="" text:cond-style-name=""><text:span text:style-name="a1917" text:class-names="">Lorem</text:span><text:span text:style-name="a1918" text:class-names=""><text:s text:c="1"/></text:span><text:span text:style-name="a1919" text:class-names="">ipsum</text:span><text:span text:style-name="a1920" text:class-names=""><text:s text:c="1"/>et<text:s text:c="1"/></text:span><text:span text:style-name="a1921" text:class-names="">tula</text:span><text:span text:style-name="a1922" text:class-names=""><text:s text:c="1"/></text:span><text:span text:style-name="a1923" text:class-names="">lorem</text:span><text:span text:style-name="a1924" text:class-names=""><text:s text:c="1"/></text:span><text:span text:style-name="a1925" text:class-names="">ipsum</text:span><text:span text:style-name="a1926" text:class-names=""><text:s text:c="1"/>et<text:s text:c="1"/></text:span><text:span text:style-name="a1927" text:class-names="">lorem</text:span><text:span text:style-name="a1928" text:class-names=""><text:s text:c="1"/></text:span><text:span text:style-name="a1929" text:class-names="">ipsum</text:span><text:span text:style-name="a1930" text:class-names=""><text:s text:c="1"/></text:span></text:p>
                <text:list text:style-name="a1934">
                  <text:list-item>
                    <text:p text:style-name="a1933" text:class-names="" text:cond-style-name=""><text:span text:style-name="a1932" text:class-names=""/></text:p>
                  </text:list-item>
                </text:list>
              </table:table-cell>
              <table:table-cell table:style-name="a1954">
                <text:p text:style-name="a1950" text:class-names="" text:cond-style-name=""><text:span text:style-name="a1936" text:class-names="">Lorem</text:span><text:span text:style-name="a1937" text:class-names=""><text:s text:c="1"/></text:span><text:span text:style-name="a1938" text:class-names="">ipsum</text:span><text:span text:style-name="a1939" text:class-names=""><text:s text:c="1"/>et<text:s text:c="1"/></text:span><text:span text:style-name="a1940" text:class-names="">tula</text:span><text:span text:style-name="a1941" text:class-names=""><text:s text:c="1"/></text:span><text:span text:style-name="a1942" text:class-names="">lorem</text:span><text:span text:style-name="a1943" text:class-names=""><text:s text:c="1"/></text:span><text:span text:style-name="a1944" text:class-names="">ipsum</text:span><text:span text:style-name="a1945" text:class-names=""><text:s text:c="1"/>et<text:s text:c="1"/></text:span><text:span text:style-name="a1946" text:class-names="">lorem</text:span><text:span text:style-name="a1947" text:class-names=""><text:s text:c="1"/></text:span><text:span text:style-name="a1948" text:class-names="">ipsum</text:span><text:span text:style-name="a1949" text:class-names=""><text:s text:c="1"/></text:span></text:p>
                <text:list text:style-name="a1953">
                  <text:list-item>
                    <text:p text:style-name="a1952" text:class-names="" text:cond-style-name=""><text:span text:style-name="a1951" text:class-names=""/></text:p>
                  </text:list-item>
                </text:list>
              </table:table-cell>
            </table:table-row>
            <table:table-row table:style-name="a1955" table:default-cell-style-name="">
              <table:table-cell table:style-name="a1974">
                <text:p text:style-name="a1970" text:class-names="" text:cond-style-name=""><text:span text:style-name="a1956" text:class-names="">Lorem</text:span><text:span text:style-name="a1957" text:class-names=""><text:s text:c="1"/></text:span><text:span text:style-name="a1958" text:class-names="">ipsum</text:span><text:span text:style-name="a1959" text:class-names=""><text:s text:c="1"/>et<text:s text:c="1"/></text:span><text:span text:style-name="a1960" text:class-names="">tula</text:span><text:span text:style-name="a1961" text:class-names=""><text:s text:c="1"/></text:span><text:span text:style-name="a1962" text:class-names="">lorem</text:span><text:span text:style-name="a1963" text:class-names=""><text:s text:c="1"/></text:span><text:span text:style-name="a1964" text:class-names="">ipsum</text:span><text:span text:style-name="a1965" text:class-names=""><text:s text:c="1"/>et<text:s text:c="1"/></text:span><text:span text:style-name="a1966" text:class-names="">lorem</text:span><text:span text:style-name="a1967" text:class-names=""><text:s text:c="1"/></text:span><text:span text:style-name="a1968" text:class-names="">ipsum</text:span><text:span text:style-name="a1969" text:class-names=""><text:s text:c="1"/></text:span></text:p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able:table-cell>
              <table:table-cell table:style-name="a1993">
                <text:p text:style-name="a1989" text:class-names="" text:cond-style-name=""><text:span text:style-name="a1975" text:class-names="">Lorem</text:span><text:span text:style-name="a1976" text:class-names=""><text:s text:c="1"/></text:span><text:span text:style-name="a1977" text:class-names="">ipsum</text:span><text:span text:style-name="a1978" text:class-names=""><text:s text:c="1"/>et<text:s text:c="1"/></text:span><text:span text:style-name="a1979" text:class-names="">tula</text:span><text:span text:style-name="a1980" text:class-names=""><text:s text:c="1"/></text:span><text:span text:style-name="a1981" text:class-names="">lorem</text:span><text:span text:style-name="a1982" text:class-names=""><text:s text:c="1"/></text:span><text:span text:style-name="a1983" text:class-names="">ipsum</text:span><text:span text:style-name="a1984" text:class-names=""><text:s text:c="1"/>et<text:s text:c="1"/></text:span><text:span text:style-name="a1985" text:class-names="">lorem</text:span><text:span text:style-name="a1986" text:class-names=""><text:s text:c="1"/></text:span><text:span text:style-name="a1987" text:class-names="">ipsum</text:span><text:span text:style-name="a1988" text:class-names=""><text:s text:c="1"/></text:span></text:p>
                <text:list text:style-name="a1992">
                  <text:list-item>
                    <text:p text:style-name="a1991" text:class-names="" text:cond-style-name=""><text:span text:style-name="a1990" text:class-names=""/></text:p>
                  </text:list-item>
                </text:list>
              </table:table-cell>
              <table:table-cell table:style-name="a2012">
                <text:p text:style-name="a2008" text:class-names="" text:cond-style-name=""><text:span text:style-name="a1994" text:class-names="">Lorem</text:span><text:span text:style-name="a1995" text:class-names=""><text:s text:c="1"/></text:span><text:span text:style-name="a1996" text:class-names="">ipsum</text:span><text:span text:style-name="a1997" text:class-names=""><text:s text:c="1"/>et<text:s text:c="1"/></text:span><text:span text:style-name="a1998" text:class-names="">tula</text:span><text:span text:style-name="a1999" text:class-names=""><text:s text:c="1"/></text:span><text:span text:style-name="a2000" text:class-names="">lorem</text:span><text:span text:style-name="a2001" text:class-names=""><text:s text:c="1"/></text:span><text:span text:style-name="a2002" text:class-names="">ipsum</text:span><text:span text:style-name="a2003" text:class-names=""><text:s text:c="1"/>et<text:s text:c="1"/></text:span><text:span text:style-name="a2004" text:class-names="">lorem</text:span><text:span text:style-name="a2005" text:class-names=""><text:s text:c="1"/></text:span><text:span text:style-name="a2006" text:class-names="">ipsum</text:span><text:span text:style-name="a2007" text:class-names=""><text:s text:c="1"/></text:span></text:p>
                <text:list text:style-name="a2011">
                  <text:list-item>
                    <text:p text:style-name="a2010" text:class-names="" text:cond-style-name=""><text:span text:style-name="a2009" text:class-names=""/></text:p>
                  </text:list-item>
                </text:list>
              </table:table-cell>
              <table:table-cell table:style-name="a2031">
                <text:p text:style-name="a2027" text:class-names="" text:cond-style-name=""><text:span text:style-name="a2013" text:class-names="">Lorem</text:span><text:span text:style-name="a2014" text:class-names=""><text:s text:c="1"/></text:span><text:span text:style-name="a2015" text:class-names="">ipsum</text:span><text:span text:style-name="a2016" text:class-names=""><text:s text:c="1"/>et<text:s text:c="1"/></text:span><text:span text:style-name="a2017" text:class-names="">tula</text:span><text:span text:style-name="a2018" text:class-names=""><text:s text:c="1"/></text:span><text:span text:style-name="a2019" text:class-names="">lorem</text:span><text:span text:style-name="a2020" text:class-names=""><text:s text:c="1"/></text:span><text:span text:style-name="a2021" text:class-names="">ipsum</text:span><text:span text:style-name="a2022" text:class-names=""><text:s text:c="1"/>et<text:s text:c="1"/></text:span><text:span text:style-name="a2023" text:class-names="">lorem</text:span><text:span text:style-name="a2024" text:class-names=""><text:s text:c="1"/></text:span><text:span text:style-name="a2025" text:class-names="">ipsum</text:span><text:span text:style-name="a2026" text:class-names=""><text:s text:c="1"/></text:span></text:p>
                <text:list text:style-name="a2030">
                  <text:list-item>
                    <text:p text:style-name="a2029" text:class-names="" text:cond-style-name=""><text:span text:style-name="a202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2038">
          <draw:page-thumbnail draw:page-number="6" svg:x="0.75in" svg:y="1.25in" svg:width="6in" svg:height="3.375in" presentation:class="page" draw:id="id112" presentation:style-name="a2032" draw:name="Segnaposto immagine diapositiva 1">
            <svg:title/>
            <svg:desc/>
          </draw:page-thumbnail>
          <draw:frame draw:id="id113" presentation:style-name="a2033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2037" draw:name="Segnaposto numero diapositiva 3" svg:x="4.24826in" svg:y="9.49826in" svg:width="3.25in" svg:height="0.50174in">
            <draw:text-box>
              <text:p text:style-name="a2036" text:class-names="" text:cond-style-name=""><text:span text:style-name="a2034" text:class-names=""><text:page-number style:num-format="1" text:fixed="false">5</text:page-number></text:span><text:span text:style-name="a2035" text:class-names=""/></text:p>
            </draw:text-box>
            <svg:title/>
            <svg:desc/>
          </draw:frame>
        </presentation:notes>
      </draw:page>
      <draw:page draw:name="Slide50" draw:style-name="a2039" draw:master-page-name="Master1-Layout2-obj-Titolo-e-contenuto" presentation:presentation-page-layout-name="Master1-PPL2" draw:id="Slide-305">
        <draw:frame draw:id="id115" presentation:style-name="a2043" draw:name="Titolo 1" svg:x="1.2in" svg:y="0.31343in" svg:width="11in" svg:height="1.58657in" presentation:class="title" presentation:placeholder="false">
          <draw:text-box>
            <text:p text:style-name="a2042" text:class-names="" text:cond-style-name=""><text:span text:style-name="a2040" text:class-names="">Conclusion</text:span><text:span text:style-name="a2041" text:class-names=""/></text:p>
          </draw:text-box>
          <svg:title/>
          <svg:desc/>
        </draw:frame>
        <draw:frame draw:id="id116" draw:name="Tabella 4" svg:x="1.19965in" svg:y="2.42441in" svg:width="11in" svg:height="3.94162in" presentation:class="table" presentation:placeholder="false">
          <table:table table:style-name="a2044" table:template-name="{3B4B98B0-60AC-42C2-AFA5-B58CD77FA1E5}" table:use-banding-columns-styles="false" table:use-banding-rows-styles="true" table:use-first-column-styles="false" table:use-first-row-styles="true" table:use-last-column-styles="false" table:use-last-row-styles="false">
            <table:table-column table:style-name="a2045" table:default-cell-style-name=""/>
            <table:table-column table:style-name="a2046" table:default-cell-style-name=""/>
            <table:table-column table:style-name="a2047" table:default-cell-style-name=""/>
            <table:table-column table:style-name="a2048" table:default-cell-style-name=""/>
            <table:table-row table:style-name="a2049" table:default-cell-style-name="">
              <table:table-cell table:style-name="a2053">
                <text:list text:style-name="a2052">
                  <text:list-item>
                    <text:p text:style-name="a2051" text:class-names="" text:cond-style-name=""><text:span text:style-name="a2050" text:class-names="">T1</text:span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4" text:class-names="">T2</text:span></text:p>
                  </text:list-item>
                </text:list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8" text:class-names="">T3</text:span></text:p>
                  </text:list-item>
                </text:list>
              </table:table-cell>
              <table:table-cell table:style-name="a2065">
                <text:list text:style-name="a2064">
                  <text:list-item>
                    <text:p text:style-name="a2063" text:class-names="" text:cond-style-name=""><text:span text:style-name="a2062" text:class-names="">T4</text:span></text:p>
                  </text:list-item>
                </text:list>
              </table:table-cell>
            </table:table-row>
            <table:table-row table:style-name="a2066" table:default-cell-style-name="">
              <table:table-cell table:style-name="a2083">
                <text:list text:style-name="a2082">
                  <text:list-item>
                    <text:p text:style-name="a2081" text:class-names="" text:cond-style-name=""><text:span text:style-name="a2067" text:class-names="">Lorem</text:span><text:span text:style-name="a2068" text:class-names=""><text:s text:c="1"/></text:span><text:span text:style-name="a2069" text:class-names="">ipsum</text:span><text:span text:style-name="a2070" text:class-names=""><text:s text:c="1"/>et<text:s text:c="1"/></text:span><text:span text:style-name="a2071" text:class-names="">tula</text:span><text:span text:style-name="a2072" text:class-names=""><text:s text:c="1"/></text:span><text:span text:style-name="a2073" text:class-names="">lorem</text:span><text:span text:style-name="a2074" text:class-names=""><text:s text:c="1"/></text:span><text:span text:style-name="a2075" text:class-names="">ipsum</text:span><text:span text:style-name="a2076" text:class-names=""><text:s text:c="1"/>et<text:s text:c="1"/></text:span><text:span text:style-name="a2077" text:class-names="">lorem</text:span><text:span text:style-name="a2078" text:class-names=""><text:s text:c="1"/></text:span><text:span text:style-name="a2079" text:class-names="">ipsum</text:span><text:span text:style-name="a2080" text:class-names=""><text:s text:c="1"/></text:span></text:p>
                  </text:list-item>
                </text:list>
              </table:table-cell>
              <table:table-cell table:style-name="a2102">
                <text:p text:style-name="a2098" text:class-names="" text:cond-style-name=""><text:span text:style-name="a2084" text:class-names="">Lorem</text:span><text:span text:style-name="a2085" text:class-names=""><text:s text:c="1"/></text:span><text:span text:style-name="a2086" text:class-names="">ipsum</text:span><text:span text:style-name="a2087" text:class-names=""><text:s text:c="1"/>et<text:s text:c="1"/></text:span><text:span text:style-name="a2088" text:class-names="">tula</text:span><text:span text:style-name="a2089" text:class-names=""><text:s text:c="1"/></text:span><text:span text:style-name="a2090" text:class-names="">lorem</text:span><text:span text:style-name="a2091" text:class-names=""><text:s text:c="1"/></text:span><text:span text:style-name="a2092" text:class-names="">ipsum</text:span><text:span text:style-name="a2093" text:class-names=""><text:s text:c="1"/>et<text:s text:c="1"/></text:span><text:span text:style-name="a2094" text:class-names="">lorem</text:span><text:span text:style-name="a2095" text:class-names=""><text:s text:c="1"/></text:span><text:span text:style-name="a2096" text:class-names="">ipsum</text:span><text:span text:style-name="a2097" text:class-names=""><text:s text:c="1"/></text:span></text:p>
                <text:list text:style-name="a2101">
                  <text:list-item>
                    <text:p text:style-name="a2100" text:class-names="" text:cond-style-name=""><text:span text:style-name="a2099" text:class-names=""/></text:p>
                  </text:list-item>
                </text:list>
              </table:table-cell>
              <table:table-cell table:style-name="a2121">
                <text:p text:style-name="a2117" text:class-names="" text:cond-style-name=""><text:span text:style-name="a2103" text:class-names="">Lorem</text:span><text:span text:style-name="a2104" text:class-names=""><text:s text:c="1"/></text:span><text:span text:style-name="a2105" text:class-names="">ipsum</text:span><text:span text:style-name="a2106" text:class-names=""><text:s text:c="1"/>et<text:s text:c="1"/></text:span><text:span text:style-name="a2107" text:class-names="">tula</text:span><text:span text:style-name="a2108" text:class-names=""><text:s text:c="1"/></text:span><text:span text:style-name="a2109" text:class-names="">lorem</text:span><text:span text:style-name="a2110" text:class-names=""><text:s text:c="1"/></text:span><text:span text:style-name="a2111" text:class-names="">ipsum</text:span><text:span text:style-name="a2112" text:class-names=""><text:s text:c="1"/>et<text:s text:c="1"/></text:span><text:span text:style-name="a2113" text:class-names="">lorem</text:span><text:span text:style-name="a2114" text:class-names=""><text:s text:c="1"/></text:span><text:span text:style-name="a2115" text:class-names="">ipsum</text:span><text:span text:style-name="a2116" text:class-names=""><text:s text:c="1"/></text:span></text:p>
                <text:list text:style-name="a2120">
                  <text:list-item>
                    <text:p text:style-name="a2119" text:class-names="" text:cond-style-name=""><text:span text:style-name="a2118" text:class-names=""/></text:p>
                  </text:list-item>
                </text:list>
              </table:table-cell>
              <table:table-cell table:style-name="a2140">
                <text:p text:style-name="a2136" text:class-names="" text:cond-style-name=""><text:span text:style-name="a2122" text:class-names="">Lorem</text:span><text:span text:style-name="a2123" text:class-names=""><text:s text:c="1"/></text:span><text:span text:style-name="a2124" text:class-names="">ipsum</text:span><text:span text:style-name="a2125" text:class-names=""><text:s text:c="1"/>et<text:s text:c="1"/></text:span><text:span text:style-name="a2126" text:class-names="">tula</text:span><text:span text:style-name="a2127" text:class-names=""><text:s text:c="1"/></text:span><text:span text:style-name="a2128" text:class-names="">lorem</text:span><text:span text:style-name="a2129" text:class-names=""><text:s text:c="1"/></text:span><text:span text:style-name="a2130" text:class-names="">ipsum</text:span><text:span text:style-name="a2131" text:class-names=""><text:s text:c="1"/>et<text:s text:c="1"/></text:span><text:span text:style-name="a2132" text:class-names="">lorem</text:span><text:span text:style-name="a2133" text:class-names=""><text:s text:c="1"/></text:span><text:span text:style-name="a2134" text:class-names="">ipsum</text:span><text:span text:style-name="a2135" text:class-names=""><text:s text:c="1"/></text:span></text:p>
                <text:list text:style-name="a2139">
                  <text:list-item>
                    <text:p text:style-name="a2138" text:class-names="" text:cond-style-name=""><text:span text:style-name="a2137" text:class-names=""/></text:p>
                  </text:list-item>
                </text:list>
              </table:table-cell>
            </table:table-row>
            <table:table-row table:style-name="a2141" table:default-cell-style-name="">
              <table:table-cell table:style-name="a2160">
                <text:p text:style-name="a2156" text:class-names="" text:cond-style-name=""><text:span text:style-name="a2142" text:class-names="">Lorem</text:span><text:span text:style-name="a2143" text:class-names=""><text:s text:c="1"/></text:span><text:span text:style-name="a2144" text:class-names="">ipsum</text:span><text:span text:style-name="a2145" text:class-names=""><text:s text:c="1"/>et<text:s text:c="1"/></text:span><text:span text:style-name="a2146" text:class-names="">tula</text:span><text:span text:style-name="a2147" text:class-names=""><text:s text:c="1"/></text:span><text:span text:style-name="a2148" text:class-names="">lorem</text:span><text:span text:style-name="a2149" text:class-names=""><text:s text:c="1"/></text:span><text:span text:style-name="a2150" text:class-names="">ipsum</text:span><text:span text:style-name="a2151" text:class-names=""><text:s text:c="1"/>et<text:s text:c="1"/></text:span><text:span text:style-name="a2152" text:class-names="">lorem</text:span><text:span text:style-name="a2153" text:class-names=""><text:s text:c="1"/></text:span><text:span text:style-name="a2154" text:class-names="">ipsum</text:span><text:span text:style-name="a2155" text:class-names=""><text:s text:c="1"/></text:span></text:p>
                <text:list text:style-name="a2159">
                  <text:list-item>
                    <text:p text:style-name="a2158" text:class-names="" text:cond-style-name=""><text:span text:style-name="a2157" text:class-names=""/></text:p>
                  </text:list-item>
                </text:list>
              </table:table-cell>
              <table:table-cell table:style-name="a2179">
                <text:p text:style-name="a2175" text:class-names="" text:cond-style-name=""><text:span text:style-name="a2161" text:class-names="">Lorem</text:span><text:span text:style-name="a2162" text:class-names=""><text:s text:c="1"/></text:span><text:span text:style-name="a2163" text:class-names="">ipsum</text:span><text:span text:style-name="a2164" text:class-names=""><text:s text:c="1"/>et<text:s text:c="1"/></text:span><text:span text:style-name="a2165" text:class-names="">tula</text:span><text:span text:style-name="a2166" text:class-names=""><text:s text:c="1"/></text:span><text:span text:style-name="a2167" text:class-names="">lorem</text:span><text:span text:style-name="a2168" text:class-names=""><text:s text:c="1"/></text:span><text:span text:style-name="a2169" text:class-names="">ipsum</text:span><text:span text:style-name="a2170" text:class-names=""><text:s text:c="1"/>et<text:s text:c="1"/></text:span><text:span text:style-name="a2171" text:class-names="">lorem</text:span><text:span text:style-name="a2172" text:class-names=""><text:s text:c="1"/></text:span><text:span text:style-name="a2173" text:class-names="">ipsum</text:span><text:span text:style-name="a2174" text:class-names=""><text:s text:c="1"/></text:span></text:p>
                <text:list text:style-name="a2178">
                  <text:list-item>
                    <text:p text:style-name="a2177" text:class-names="" text:cond-style-name=""><text:span text:style-name="a2176" text:class-names=""/></text:p>
                  </text:list-item>
                </text:list>
              </table:table-cell>
              <table:table-cell table:style-name="a2198">
                <text:p text:style-name="a2194" text:class-names="" text:cond-style-name=""><text:span text:style-name="a2180" text:class-names="">Lorem</text:span><text:span text:style-name="a2181" text:class-names=""><text:s text:c="1"/></text:span><text:span text:style-name="a2182" text:class-names="">ipsum</text:span><text:span text:style-name="a2183" text:class-names=""><text:s text:c="1"/>et<text:s text:c="1"/></text:span><text:span text:style-name="a2184" text:class-names="">tula</text:span><text:span text:style-name="a2185" text:class-names=""><text:s text:c="1"/></text:span><text:span text:style-name="a2186" text:class-names="">lorem</text:span><text:span text:style-name="a2187" text:class-names=""><text:s text:c="1"/></text:span><text:span text:style-name="a2188" text:class-names="">ipsum</text:span><text:span text:style-name="a2189" text:class-names=""><text:s text:c="1"/>et<text:s text:c="1"/></text:span><text:span text:style-name="a2190" text:class-names="">lorem</text:span><text:span text:style-name="a2191" text:class-names=""><text:s text:c="1"/></text:span><text:span text:style-name="a2192" text:class-names="">ipsum</text:span><text:span text:style-name="a2193" text:class-names=""><text:s text:c="1"/></text:span></text:p>
                <text:list text:style-name="a2197">
                  <text:list-item>
                    <text:p text:style-name="a2196" text:class-names="" text:cond-style-name=""><text:span text:style-name="a2195" text:class-names=""/></text:p>
                  </text:list-item>
                </text:list>
              </table:table-cell>
              <table:table-cell table:style-name="a2217">
                <text:p text:style-name="a2213" text:class-names="" text:cond-style-name=""><text:span text:style-name="a2199" text:class-names="">Lorem</text:span><text:span text:style-name="a2200" text:class-names=""><text:s text:c="1"/></text:span><text:span text:style-name="a2201" text:class-names="">ipsum</text:span><text:span text:style-name="a2202" text:class-names=""><text:s text:c="1"/>et<text:s text:c="1"/></text:span><text:span text:style-name="a2203" text:class-names="">tula</text:span><text:span text:style-name="a2204" text:class-names=""><text:s text:c="1"/></text:span><text:span text:style-name="a2205" text:class-names="">lorem</text:span><text:span text:style-name="a2206" text:class-names=""><text:s text:c="1"/></text:span><text:span text:style-name="a2207" text:class-names="">ipsum</text:span><text:span text:style-name="a2208" text:class-names=""><text:s text:c="1"/>et<text:s text:c="1"/></text:span><text:span text:style-name="a2209" text:class-names="">lorem</text:span><text:span text:style-name="a2210" text:class-names=""><text:s text:c="1"/></text:span><text:span text:style-name="a2211" text:class-names="">ipsum</text:span><text:span text:style-name="a2212" text:class-names=""><text:s text:c="1"/></text:span></text:p>
                <text:list text:style-name="a2216">
                  <text:list-item>
                    <text:p text:style-name="a2215" text:class-names="" text:cond-style-name=""><text:span text:style-name="a2214" text:class-names=""/></text:p>
                  </text:list-item>
                </text:list>
              </table:table-cell>
            </table:table-row>
            <table:table-row table:style-name="a2218" table:default-cell-style-name="">
              <table:table-cell table:style-name="a2237">
                <text:p text:style-name="a2233" text:class-names="" text:cond-style-name=""><text:span text:style-name="a2219" text:class-names="">Lorem</text:span><text:span text:style-name="a2220" text:class-names=""><text:s text:c="1"/></text:span><text:span text:style-name="a2221" text:class-names="">ipsum</text:span><text:span text:style-name="a2222" text:class-names=""><text:s text:c="1"/>et<text:s text:c="1"/></text:span><text:span text:style-name="a2223" text:class-names="">tula</text:span><text:span text:style-name="a2224" text:class-names=""><text:s text:c="1"/></text:span><text:span text:style-name="a2225" text:class-names="">lorem</text:span><text:span text:style-name="a2226" text:class-names=""><text:s text:c="1"/></text:span><text:span text:style-name="a2227" text:class-names="">ipsum</text:span><text:span text:style-name="a2228" text:class-names=""><text:s text:c="1"/>et<text:s text:c="1"/></text:span><text:span text:style-name="a2229" text:class-names="">lorem</text:span><text:span text:style-name="a2230" text:class-names=""><text:s text:c="1"/></text:span><text:span text:style-name="a2231" text:class-names="">ipsum</text:span><text:span text:style-name="a2232" text:class-names=""><text:s text:c="1"/></text:span></text:p>
                <text:list text:style-name="a2236">
                  <text:list-item>
                    <text:p text:style-name="a2235" text:class-names="" text:cond-style-name=""><text:span text:style-name="a2234" text:class-names=""/></text:p>
                  </text:list-item>
                </text:list>
              </table:table-cell>
              <table:table-cell table:style-name="a2256">
                <text:p text:style-name="a2252" text:class-names="" text:cond-style-name=""><text:span text:style-name="a2238" text:class-names="">Lorem</text:span><text:span text:style-name="a2239" text:class-names=""><text:s text:c="1"/></text:span><text:span text:style-name="a2240" text:class-names="">ipsum</text:span><text:span text:style-name="a2241" text:class-names=""><text:s text:c="1"/>et<text:s text:c="1"/></text:span><text:span text:style-name="a2242" text:class-names="">tula</text:span><text:span text:style-name="a2243" text:class-names=""><text:s text:c="1"/></text:span><text:span text:style-name="a2244" text:class-names="">lorem</text:span><text:span text:style-name="a2245" text:class-names=""><text:s text:c="1"/></text:span><text:span text:style-name="a2246" text:class-names="">ipsum</text:span><text:span text:style-name="a2247" text:class-names=""><text:s text:c="1"/>et<text:s text:c="1"/></text:span><text:span text:style-name="a2248" text:class-names="">lorem</text:span><text:span text:style-name="a2249" text:class-names=""><text:s text:c="1"/></text:span><text:span text:style-name="a2250" text:class-names="">ipsum</text:span><text:span text:style-name="a2251" text:class-names=""><text:s text:c="1"/></text:span></text:p>
                <text:list text:style-name="a2255">
                  <text:list-item>
                    <text:p text:style-name="a2254" text:class-names="" text:cond-style-name=""><text:span text:style-name="a2253" text:class-names=""/></text:p>
                  </text:list-item>
                </text:list>
              </table:table-cell>
              <table:table-cell table:style-name="a2275">
                <text:p text:style-name="a2271" text:class-names="" text:cond-style-name=""><text:span text:style-name="a2257" text:class-names="">Lorem</text:span><text:span text:style-name="a2258" text:class-names=""><text:s text:c="1"/></text:span><text:span text:style-name="a2259" text:class-names="">ipsum</text:span><text:span text:style-name="a2260" text:class-names=""><text:s text:c="1"/>et<text:s text:c="1"/></text:span><text:span text:style-name="a2261" text:class-names="">tula</text:span><text:span text:style-name="a2262" text:class-names=""><text:s text:c="1"/></text:span><text:span text:style-name="a2263" text:class-names="">lorem</text:span><text:span text:style-name="a2264" text:class-names=""><text:s text:c="1"/></text:span><text:span text:style-name="a2265" text:class-names="">ipsum</text:span><text:span text:style-name="a2266" text:class-names=""><text:s text:c="1"/>et<text:s text:c="1"/></text:span><text:span text:style-name="a2267" text:class-names="">lorem</text:span><text:span text:style-name="a2268" text:class-names=""><text:s text:c="1"/></text:span><text:span text:style-name="a2269" text:class-names="">ipsum</text:span><text:span text:style-name="a2270" text:class-names=""><text:s text:c="1"/></text:span></text:p>
                <text:list text:style-name="a2274">
                  <text:list-item>
                    <text:p text:style-name="a2273" text:class-names="" text:cond-style-name=""><text:span text:style-name="a2272" text:class-names=""/></text:p>
                  </text:list-item>
                </text:list>
              </table:table-cell>
              <table:table-cell table:style-name="a2294">
                <text:p text:style-name="a2290" text:class-names="" text:cond-style-name=""><text:span text:style-name="a2276" text:class-names="">Lorem</text:span><text:span text:style-name="a2277" text:class-names=""><text:s text:c="1"/></text:span><text:span text:style-name="a2278" text:class-names="">ipsum</text:span><text:span text:style-name="a2279" text:class-names=""><text:s text:c="1"/>et<text:s text:c="1"/></text:span><text:span text:style-name="a2280" text:class-names="">tula</text:span><text:span text:style-name="a2281" text:class-names=""><text:s text:c="1"/></text:span><text:span text:style-name="a2282" text:class-names="">lorem</text:span><text:span text:style-name="a2283" text:class-names=""><text:s text:c="1"/></text:span><text:span text:style-name="a2284" text:class-names="">ipsum</text:span><text:span text:style-name="a2285" text:class-names=""><text:s text:c="1"/>et<text:s text:c="1"/></text:span><text:span text:style-name="a2286" text:class-names="">lorem</text:span><text:span text:style-name="a2287" text:class-names=""><text:s text:c="1"/></text:span><text:span text:style-name="a2288" text:class-names="">ipsum</text:span><text:span text:style-name="a2289" text:class-names=""><text:s text:c="1"/></text:span></text:p>
                <text:list text:style-name="a2293">
                  <text:list-item>
                    <text:p text:style-name="a2292" text:class-names="" text:cond-style-name=""><text:span text:style-name="a229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2301">
          <draw:page-thumbnail draw:page-number="7" svg:x="0.75in" svg:y="1.25in" svg:width="6in" svg:height="3.375in" presentation:class="page" draw:id="id117" presentation:style-name="a2295" draw:name="Segnaposto immagine diapositiva 1">
            <svg:title/>
            <svg:desc/>
          </draw:page-thumbnail>
          <draw:frame draw:id="id118" presentation:style-name="a2296" draw:name="Segnaposto note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2300" draw:name="Segnaposto numero diapositiva 3" svg:x="4.24826in" svg:y="9.49826in" svg:width="3.25in" svg:height="0.50174in">
            <draw:text-box>
              <text:p text:style-name="a2299" text:class-names="" text:cond-style-name=""><text:span text:style-name="a2297" text:class-names=""><text:page-number style:num-format="1" text:fixed="false">6</text:page-number></text:span><text:span text:style-name="a2298" text:class-names=""/></text:p>
            </draw:text-box>
            <svg:title/>
            <svg:desc/>
          </draw:frame>
        </presentation:notes>
      </draw:page>
      <draw:page draw:name="Slide51" draw:style-name="a2302" draw:master-page-name="Master1-Layout2-obj-Titolo-e-contenuto" presentation:presentation-page-layout-name="Master1-PPL2" draw:id="Slide-306">
        <draw:frame draw:id="id120" presentation:style-name="a2306" draw:name="Titolo 1" svg:x="1.2in" svg:y="0.31343in" svg:width="11in" svg:height="1.58657in" presentation:class="title" presentation:placeholder="false">
          <draw:text-box>
            <text:p text:style-name="a2305" text:class-names="" text:cond-style-name=""><text:span text:style-name="a2303" text:class-names="">Bibliography</text:span><text:span text:style-name="a2304" text:class-names=""/></text:p>
          </draw:text-box>
          <svg:title/>
          <svg:desc/>
        </draw:frame>
        <draw:frame draw:id="id121" presentation:style-name="a2307" draw:name="Segnaposto contenuto 2" svg:x="1.2in" svg:y="2.30556in" svg:width="11in" svg:height="4.1129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olo e contenuto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Intestazione sezione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Due contenuti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nfronto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Solo titolo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Vuoto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uto con didascalia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Immagine con didascalia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971">
      <style:table-cell-properties fo:background-color="#f6a21d"/>
    </style:style>
    <style:style style:family="table-cell" style:name="a972">
      <style:table-cell-properties/>
    </style:style>
    <style:style style:family="table-cell" style:name="a973">
      <style:table-cell-properties fo:background-color="#f6a21d"/>
    </style:style>
    <style:style style:family="table-cell" style:name="a974">
      <style:table-cell-properties fo:background-color="transparent" fo:border-bottom="0.01389in solid #f6a21d"/>
      <style:text-properties fo:font-weight="bold" style:font-weight-asian="bold" style:font-weight-complex="bold"/>
    </style:style>
    <style:style style:family="graphic" style:name="Graphics"/>
    <style:style style:family="table-cell" style:name="a975">
      <style:table-cell-properties fo:background-color="transparent" fo:border-top="0.01389in solid #f6a21d"/>
      <style:text-properties fo:font-weight="bold" style:font-weight-asian="bold" style:font-weight-complex="bold"/>
    </style:style>
    <style:style style:family="table-cell" style:name="a976">
      <style:table-cell-properties/>
      <style:text-properties fo:font-weight="bold" style:font-weight-asian="bold" style:font-weight-complex="bold"/>
    </style:style>
    <style:style style:family="table-cell" style:name="a970">
      <style:table-cell-properties fo:background-color="transparent" fo:border-top="0.01389in solid #f6a21d" fo:border-bottom="0.01389in solid #f6a21d"/>
      <style:text-properties fo:color="#000000" fo:font-family="+mn-lt" style:font-family-asian="+mn-ea" style:font-family-complex="+mn-cs"/>
    </style:style>
    <style:style style:family="table-cell" style:name="a977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ec7016" draw:opacity="100%" draw:stroke="solid" svg:stroke-width="0.01736in" svg:stroke-color="#ad500d" svg:stroke-opacity="100%" svg:stroke-linecap="butt"/>
    </style:default-style>
    <table:table-template table:name="{3B4B98B0-60AC-42C2-AFA5-B58CD77FA1E5}">
      <table:first-row table:style-name="a974" table:paragraph-style-name=""/>
      <table:last-row table:style-name="a975" table:paragraph-style-name=""/>
      <table:first-column table:style-name="a976" table:paragraph-style-name=""/>
      <table:last-column table:style-name="a977" table:paragraph-style-name=""/>
      <table:body table:style-name="a970" table:paragraph-style-name=""/>
      <table:even-rows table:style-name="a972" table:paragraph-style-name=""/>
      <table:odd-rows table:style-name="a973" table:paragraph-style-name=""/>
      <table:odd-columns table:style-name="a9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none" draw:stroke="solid" svg:stroke-width="0.01389in" svg:stroke-color="#404040" svg:stroke-opacity="100%" svg:stroke-linecap="butt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>
      <style:graphic-properties draw:fill="solid" draw:fill-color="#262626" draw:opacity="100%" draw:stroke="none"/>
    </style:style>
    <style:style style:family="graphic" style:name="a253">
      <style:graphic-properties draw:fill="none" draw:stroke="solid" svg:stroke-width="0.01389in" svg:stroke-color="#404040" svg:stroke-opacity="100%" svg:stroke-linecap="butt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84">
      <style:graphic-properties draw:fill="solid" draw:fill-color="#262626" draw:opacity="100%" draw:stroke="non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262626" draw:opacity="100%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>
      <style:graphic-properties draw:fill="solid" draw:fill-color="#262626" draw:opacity="100%" draw:stroke="none"/>
    </style:style>
    <style:style style:family="text" style:name="a562">
      <style:text-properties fo:text-transform="uppercas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1389in" svg:stroke-color="#404040" svg:stroke-opacity="100%" svg:stroke-linecap="but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39302a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none" draw:stroke="solid" svg:stroke-width="0.01389in" svg:stroke-color="#404040" svg:stroke-opacity="100%" svg:stroke-linecap="butt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262626" draw:opacity="100%" draw:stroke="non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draw:fill="solid" draw:fill-color="#262626" draw:opacity="100%" draw:stroke="non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5">
      <style:graphic-properties draw:fill="none" draw:stroke="solid" svg:stroke-width="0.01389in" svg:stroke-color="#404040" svg:stroke-opacity="100%" svg:stroke-linecap="butt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draw:fill="solid" draw:fill-color="#262626" draw:opacity="100%" draw:stroke="non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33">
      <style:graphic-properties draw:fill="none" draw:stroke="solid" svg:stroke-width="0.01389in" svg:stroke-color="#404040" svg:stroke-opacity="100%" svg:stroke-linecap="butt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1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8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277">
      <text:list-level-style-bullet text:level="1" text:bullet-char=" ">
        <style:list-level-properties text:space-before="0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c7016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c7016" fo:font-family="Calibri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1" draw:name="Rettangolo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Segnaposto titolo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Fare clic per modificare lo stile del titolo</text:span><text:span text:style-name="a3" text:class-names=""/></text:p>
        </draw:text-box>
        <svg:title/>
        <svg:desc/>
      </draw:frame>
      <draw:frame draw:id="id2" presentation:style-name="a22" draw:name="Segnaposto testo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are clic per modificare gli stili del testo dello schema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o livello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livello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Segnaposto data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6/05/2020</text:date></text:span><text:span text:style-name="a25" text:class-names=""/></text:p>
        </draw:text-box>
        <svg:title/>
        <svg:desc/>
      </draw:frame>
      <draw:frame draw:id="id4" presentation:style-name="a30" draw:name="Segnaposto piè di pagina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egnaposto numero diapositiva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Connettore diritto 9">
        <svg:title/>
        <svg:desc/>
      </draw:connector>
      <presentation:notes style:page-layout-name="pageLayout2" draw:style-name="a68">
        <draw:frame draw:id="id7" presentation:style-name="a38" draw:name="Segnaposto intestazione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Segnaposto data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>26/05/2020</text:date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Segnaposto immagine diapositiva 3">
          <svg:title/>
          <svg:desc/>
        </draw:page-thumbnail>
        <draw:frame draw:id="id10" presentation:style-name="a60" draw:name="Segnaposto note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Fare clic per modificare gli stili del testo dello schema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o livello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Quinto livello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Segnaposto piè di pagina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egnaposto numero diapositiva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>‹N›</text:page-number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69">
      <draw:custom-shape svg:x="0.00347in" svg:y="7in" svg:width="13.32986in" svg:height="0.5in" draw:id="id13" draw:style-name="a70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4" draw:name="Titolo 1" svg:x="1.2in" svg:y="0.83in" svg:width="11in" svg:height="3.9in" presentation:class="title" presentation:placeholder="false">
        <draw:text-box>
          <text:p text:style-name="a73" text:class-names="" text:cond-style-name=""><text:span text:style-name="a71" text:class-names="">Fare clic per modificare lo stile del titolo dello schema</text:span><text:span text:style-name="a72" text:class-names=""/></text:p>
        </draw:text-box>
        <svg:title/>
        <svg:desc/>
      </draw:frame>
      <draw:frame draw:id="id15" presentation:style-name="a78" draw:name="Sottotitolo 2" svg:x="1.20303in" svg:y="5.08in" svg:width="11in" svg:height="1.25in" presentation:class="subtitle" presentation:placeholder="false">
        <draw:text-box>
          <text:p text:style-name="a77" text:class-names="" text:cond-style-name=""><text:span text:style-name="a75" text:class-names="">Fare clic per modificare lo stile del sottotitolo dello schema</text:span><text:span text:style-name="a76" text:class-names=""/></text:p>
        </draw:text-box>
        <svg:title/>
        <svg:desc/>
      </draw:frame>
      <draw:connector draw:type="line" svg:x1="1.32071in" svg:y1="4.89364in" svg:x2="12.12071in" svg:y2="4.89364in" draw:id="id16" draw:style-name="a79" draw:name="Connettore diritto 8">
        <svg:title/>
        <svg:desc/>
      </draw:connector>
      <draw:frame draw:id="id17" presentation:style-name="a84" draw:name="Segnaposto data 3" svg:x="8.98778in" svg:y="7.05035in" svg:width="2.8268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6/05/2020</text:date></text:span><text:span text:style-name="a82" text:class-names=""/></text:p>
        </draw:text-box>
        <svg:title/>
        <svg:desc/>
      </draw:frame>
      <draw:frame draw:id="id18" presentation:style-name="a87" draw:name="Segnaposto piè di pagina 4" svg:x="1.2in" svg:y="7.05035in" svg:width="7.45654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egnaposto numero diapositiva 5" svg:x="12.02273in" svg:y="7.05035in" svg:width="0.8530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Segnaposto intestazion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Segnaposto data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26/05/2020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Segnaposto immagine diapositiva 3">
          <svg:title/>
          <svg:desc/>
        </draw:page-thumbnail>
        <draw:frame draw:id="id10" presentation:style-name="a116" draw:name="Segnaposto note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Fare clic per modificare gli stili del testo dello schema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o livello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Quinto livello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Segnaposto piè di pagina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egnaposto numero diapositiva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>‹N›</text:page-number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25">
      <draw:custom-shape svg:x="0.00347in" svg:y="7in" svg:width="13.32986in" svg:height="0.5in" draw:id="id20" draw:layer="Master1-bg" draw:style-name="a126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7" draw:name="Connettore diritto 10">
        <svg:title/>
        <svg:desc/>
      </draw:connector>
      <draw:frame draw:id="id22" presentation:style-name="a131" draw:name="Titolo 1" svg:x="1.2in" svg:y="0.31343in" svg:width="11in" svg:height="1.58657in" presentation:class="title" presentation:placeholder="false">
        <draw:text-box>
          <text:p text:style-name="a130" text:class-names="" text:cond-style-name=""><text:span text:style-name="a128" text:class-names="">Fare clic per modificare lo stile del titolo dello schema</text:span><text:span text:style-name="a129" text:class-names=""/></text:p>
        </draw:text-box>
        <svg:title/>
        <svg:desc/>
      </draw:frame>
      <draw:frame draw:id="id23" presentation:style-name="a148" draw:name="Segnaposto contenuto 2" svg:x="1.2in" svg:y="2.30556in" svg:width="11in" svg:height="4.1129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are clic per modificare gli stili del testo dello schema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o livello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livello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Segnaposto data 6" svg:x="8.98778in" svg:y="7.05035in" svg:width="2.8268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6/05/2020</text:date></text:span><text:span text:style-name="a151" text:class-names=""/></text:p>
        </draw:text-box>
        <svg:title/>
        <svg:desc/>
      </draw:frame>
      <draw:frame draw:id="id25" presentation:style-name="a156" draw:name="Segnaposto piè di pagina 7" svg:x="1.2in" svg:y="7.05035in" svg:width="7.45654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egnaposto numero diapositiva 8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Segnaposto intestazion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Segnaposto data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26/05/2020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9" draw:name="Segnaposto immagine diapositiva 3">
          <svg:title/>
          <svg:desc/>
        </draw:page-thumbnail>
        <draw:frame draw:id="id10" presentation:style-name="a185" draw:name="Segnaposto note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Fare clic per modificare gli stili del testo dello schema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o livello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Quinto livello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Segnaposto piè di pagina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egnaposto numero diapositiva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>‹N›</text:page-number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94">
      <draw:custom-shape svg:x="0.00347in" svg:y="7in" svg:width="13.32986in" svg:height="0.5in" draw:id="id27" draw:style-name="a195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9" draw:name="Titolo 1" svg:x="1.2in" svg:y="0.83in" svg:width="11in" svg:height="3.9in" presentation:class="title" presentation:placeholder="false">
        <draw:text-box>
          <text:p text:style-name="a198" text:class-names="" text:cond-style-name=""><text:span text:style-name="a196" text:class-names="">Fare clic per modificare lo stile del titolo dello schema</text:span><text:span text:style-name="a197" text:class-names=""/></text:p>
        </draw:text-box>
        <svg:title/>
        <svg:desc/>
      </draw:frame>
      <draw:frame draw:id="id29" presentation:style-name="a204" draw:name="Segnaposto testo 2" svg:x="1.2in" svg:y="5.1in" svg:width="11in" svg:height="1.25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0" text:class-names="">FARE CLIC PER MODIFICARE GLI STILI DEL TESTO DELLO SCHEMA</text:span><text:span text:style-name="a201" text:class-names=""/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205" draw:name="Connettore diritto 8">
        <svg:title/>
        <svg:desc/>
      </draw:connector>
      <draw:frame draw:id="id31" presentation:style-name="a210" draw:name="Segnaposto data 6" svg:x="8.98778in" svg:y="7.05035in" svg:width="2.82683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26/05/2020</text:date></text:span><text:span text:style-name="a208" text:class-names=""/></text:p>
        </draw:text-box>
        <svg:title/>
        <svg:desc/>
      </draw:frame>
      <draw:frame draw:id="id32" presentation:style-name="a213" draw:name="Segnaposto piè di pagina 7" svg:x="1.2in" svg:y="7.05035in" svg:width="7.45654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33" presentation:style-name="a217" draw:name="Segnaposto numero diapositiva 10" svg:x="12.02273in" svg:y="7.05035in" svg:width="0.85303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›</text:page-number></text:span><text:span text:style-name="a215" text:class-names=""/></text:p>
        </draw:text-box>
        <svg:title/>
        <svg:desc/>
      </draw:frame>
      <presentation:notes style:page-layout-name="pageLayout2" draw:style-name="a250">
        <draw:frame draw:id="id7" presentation:style-name="a220" draw:name="Segnaposto intestazion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5" draw:name="Segnaposto data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26/05/2020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6" draw:name="Segnaposto immagine diapositiva 3">
          <svg:title/>
          <svg:desc/>
        </draw:page-thumbnail>
        <draw:frame draw:id="id10" presentation:style-name="a242" draw:name="Segnaposto note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Fare clic per modificare gli stili del testo dello schema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Secondo livello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list text:style-name="a241">
                              <text:list-item>
                                <text:p text:style-name="a240" text:class-names="" text:cond-style-name=""><text:span text:style-name="a238" text:class-names="">Quinto livello</text:span><text:span text:style-name="a2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5" draw:name="Segnaposto piè di pagina 5" svg:x="0in" svg:y="9.49826in" svg:width="3.25in" svg:height="0.50174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2" presentation:style-name="a249" draw:name="Segnaposto numero diapositiva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6" text:class-names=""><text:page-number style:num-format="1" text:fixed="false">‹N›</text:page-number></text:span><text:span text:style-name="a247" text:class-names=""/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51">
      <draw:custom-shape svg:x="0.00347in" svg:y="7in" svg:width="13.32986in" svg:height="0.5in" draw:id="id34" draw:layer="Master1-bg" draw:style-name="a252" draw:name="Rettangolo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53" draw:name="Connettore diritto 11">
        <svg:title/>
        <svg:desc/>
      </draw:connector>
      <draw:frame draw:id="id36" presentation:style-name="a257" draw:name="Titolo 7" svg:x="1.2in" svg:y="0.31343in" svg:width="11in" svg:height="1.58657in" presentation:class="title" presentation:placeholder="false">
        <draw:text-box>
          <text:p text:style-name="a256" text:class-names="" text:cond-style-name=""><text:span text:style-name="a254" text:class-names="">Fare clic per modificare lo stile del titolo dello schema</text:span><text:span text:style-name="a255" text:class-names=""/></text:p>
        </draw:text-box>
        <svg:title/>
        <svg:desc/>
      </draw:frame>
      <draw:frame draw:id="id37" presentation:style-name="a274" draw:name="Segnaposto contenuto 2" svg:x="1.2in" svg:y="2.31944in" svg:width="5.07408in" svg:height="4.09907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Fare clic per modificare gli stili del testo dello schema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livello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1" draw:name="Segnaposto contenuto 3" svg:x="7.12592in" svg:y="2.31944in" svg:width="5.07408in" svg:height="4.09907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Fare clic per modificare gli stili del testo dello schema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o livello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Quinto livello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6" draw:name="Segnaposto data 1" svg:x="8.98778in" svg:y="7.05035in" svg:width="2.8268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26/05/2020</text:date></text:span><text:span text:style-name="a294" text:class-names=""/></text:p>
        </draw:text-box>
        <svg:title/>
        <svg:desc/>
      </draw:frame>
      <draw:frame draw:id="id40" presentation:style-name="a299" draw:name="Segnaposto piè di pagina 8" svg:x="1.2in" svg:y="7.05035in" svg:width="7.45654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1" presentation:style-name="a303" draw:name="Segnaposto numero diapositiva 9" svg:x="12.02273in" svg:y="7.05035in" svg:width="0.8530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N›</text:page-number></text:span><text:span text:style-name="a301" text:class-names=""/></text:p>
        </draw:text-box>
        <svg:title/>
        <svg:desc/>
      </draw:frame>
      <presentation:notes style:page-layout-name="pageLayout2" draw:style-name="a336">
        <draw:frame draw:id="id7" presentation:style-name="a306" draw:name="Segnaposto intestazione 1" svg:x="0in" svg:y="0in" svg:width="3.25in" svg:height="0.50174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11" draw:name="Segnaposto data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7" text:class-names=""><text:date text:fixed="false" style:data-style-name="a308">26/05/2020</text:date></text:span><text:span text:style-name="a309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2" draw:name="Segnaposto immagine diapositiva 3">
          <svg:title/>
          <svg:desc/>
        </draw:page-thumbnail>
        <draw:frame draw:id="id10" presentation:style-name="a328" draw:name="Segnaposto note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Fare clic per modificare gli stili del testo dello schema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o livello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Quinto livello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1" draw:name="Segnaposto piè di pagina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5" draw:name="Segnaposto numero diapositiva 6" svg:x="4.24826in" svg:y="9.49826in" svg:width="3.25in" svg:height="0.50174in" presentation:class="page-number" presentation:placeholder="false">
          <draw:text-box>
            <text:p text:style-name="a334" text:class-names="" text:cond-style-name=""><text:span text:style-name="a332" text:class-names=""><text:page-number style:num-format="1" text:fixed="false">‹N›</text:page-number></text:span><text:span text:style-name="a333" text:class-names=""/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37">
      <draw:custom-shape svg:x="0.00347in" svg:y="7in" svg:width="13.32986in" svg:height="0.5in" draw:id="id42" draw:layer="Master1-bg" draw:style-name="a338" draw:name="Rettangolo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39" draw:name="Connettore diritto 13">
        <svg:title/>
        <svg:desc/>
      </draw:connector>
      <draw:frame draw:id="id44" presentation:style-name="a343" draw:name="Titolo 9" svg:x="1.2in" svg:y="0.31343in" svg:width="11in" svg:height="1.58657in" presentation:class="title" presentation:placeholder="false">
        <draw:text-box>
          <text:p text:style-name="a342" text:class-names="" text:cond-style-name=""><text:span text:style-name="a340" text:class-names="">Fare clic per modificare lo stile del titolo dello schema</text:span><text:span text:style-name="a341" text:class-names=""/></text:p>
        </draw:text-box>
        <svg:title/>
        <svg:desc/>
      </draw:frame>
      <draw:frame draw:id="id45" presentation:style-name="a347" draw:name="Segnaposto testo 2" svg:x="1.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Fare clic per modificare gli stili del testo dello schema</text:span></text:p>
            </text:list-item>
          </text:list>
        </draw:text-box>
        <svg:title/>
        <svg:desc/>
      </draw:frame>
      <draw:frame draw:id="id46" presentation:style-name="a364" draw:name="Segnaposto contenuto 3" svg:x="1.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Fare clic per modificare gli stili del testo dello schema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o livello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Quinto livello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8" draw:name="Segnaposto testo 4" svg:x="7.12592in" svg:y="2.25in" svg:width="5.07408in" svg:height="0.80521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Fare clic per modificare gli stili del testo dello schema</text:span></text:p>
            </text:list-item>
          </text:list>
        </draw:text-box>
        <svg:title/>
        <svg:desc/>
      </draw:frame>
      <draw:frame draw:id="id48" presentation:style-name="a385" draw:name="Segnaposto contenuto 5" svg:x="7.12592in" svg:y="3.23521in" svg:width="5.07408in" svg:height="3.18331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o livello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Quinto livello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0" draw:name="Segnaposto data 1" svg:x="8.98778in" svg:y="7.05035in" svg:width="2.82683in" svg:height="0.39931in" presentation:class="date-time" presentation:placeholder="false">
        <draw:text-box>
          <text:p text:style-name="a389" text:class-names="" text:cond-style-name=""><text:span text:style-name="a386" text:class-names=""><text:date text:fixed="false" style:data-style-name="a387">26/05/2020</text:date></text:span><text:span text:style-name="a388" text:class-names=""/></text:p>
        </draw:text-box>
        <svg:title/>
        <svg:desc/>
      </draw:frame>
      <draw:frame draw:id="id50" presentation:style-name="a393" draw:name="Segnaposto piè di pagina 10" svg:x="1.2in" svg:y="7.05035in" svg:width="7.45654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1" presentation:style-name="a397" draw:name="Segnaposto numero diapositiva 11" svg:x="12.02273in" svg:y="7.05035in" svg:width="0.85303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›</text:page-number></text:span><text:span text:style-name="a395" text:class-names=""/></text:p>
        </draw:text-box>
        <svg:title/>
        <svg:desc/>
      </draw:frame>
      <presentation:notes style:page-layout-name="pageLayout2" draw:style-name="a430">
        <draw:frame draw:id="id7" presentation:style-name="a400" draw:name="Segnaposto intestazione 1" svg:x="0in" svg:y="0in" svg:width="3.25in" svg:height="0.501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" presentation:style-name="a405" draw:name="Segnaposto data 2" svg:x="4.24826in" svg:y="0in" svg:width="3.25in" svg:height="0.501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26/05/2020</text:date></text:span><text:span text:style-name="a40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6" draw:name="Segnaposto immagine diapositiva 3">
          <svg:title/>
          <svg:desc/>
        </draw:page-thumbnail>
        <draw:frame draw:id="id10" presentation:style-name="a422" draw:name="Segnaposto note 4" svg:x="0.75in" svg:y="4.8125in" svg:width="6in" svg:height="3.9375in" presentation:class="notes" presentation:placeholder="false">
          <draw:text-box>
            <text:p text:style-name="a408" text:class-names="" text:cond-style-name=""><text:span text:style-name="a407" text:class-names="">Fare clic per modificare gli stili del testo dello schema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o livello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Quinto livello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5" draw:name="Segnaposto piè di pagina 5" svg:x="0in" svg:y="9.49826in" svg:width="3.25in" svg:height="0.501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2" presentation:style-name="a429" draw:name="Segnaposto numero diapositiva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6" text:class-names=""><text:page-number style:num-format="1" text:fixed="false">‹N›</text:page-number></text:span><text:span text:style-name="a427" text:class-names=""/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31">
      <draw:custom-shape svg:x="0.00347in" svg:y="7in" svg:width="13.32986in" svg:height="0.5in" draw:id="id52" draw:layer="Master1-bg" draw:style-name="a432" draw:name="Rettangolo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33" draw:name="Connettore diritto 9">
        <svg:title/>
        <svg:desc/>
      </draw:connector>
      <draw:frame draw:id="id54" presentation:style-name="a437" draw:name="Titolo 1" svg:x="1.2in" svg:y="0.31343in" svg:width="11in" svg:height="1.58657in" presentation:class="title" presentation:placeholder="false">
        <draw:text-box>
          <text:p text:style-name="a436" text:class-names="" text:cond-style-name=""><text:span text:style-name="a434" text:class-names="">Fare clic per modificare lo stile del titolo dello schema</text:span><text:span text:style-name="a435" text:class-names=""/></text:p>
        </draw:text-box>
        <svg:title/>
        <svg:desc/>
      </draw:frame>
      <draw:frame draw:id="id55" presentation:style-name="a442" draw:name="Segnaposto data 5" svg:x="8.98778in" svg:y="7.05035in" svg:width="2.82683in" svg:height="0.39931in" presentation:class="date-time" presentation:placeholder="false">
        <draw:text-box>
          <text:p text:style-name="a441" text:class-names="" text:cond-style-name=""><text:span text:style-name="a438" text:class-names=""><text:date text:fixed="false" style:data-style-name="a439">26/05/2020</text:date></text:span><text:span text:style-name="a440" text:class-names=""/></text:p>
        </draw:text-box>
        <svg:title/>
        <svg:desc/>
      </draw:frame>
      <draw:frame draw:id="id56" presentation:style-name="a445" draw:name="Segnaposto piè di pagina 6" svg:x="1.2in" svg:y="7.05035in" svg:width="7.45654in" svg:height="0.39931in" presentation:class="footer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57" presentation:style-name="a449" draw:name="Segnaposto numero diapositiva 7" svg:x="12.02273in" svg:y="7.05035in" svg:width="0.85303in" svg:height="0.39931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>‹N›</text:page-number></text:span><text:span text:style-name="a447" text:class-names=""/></text:p>
        </draw:text-box>
        <svg:title/>
        <svg:desc/>
      </draw:frame>
      <presentation:notes style:page-layout-name="pageLayout2" draw:style-name="a482">
        <draw:frame draw:id="id7" presentation:style-name="a452" draw:name="Segnaposto intestazione 1" svg:x="0in" svg:y="0in" svg:width="3.25in" svg:height="0.50174in" presentation:class="head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8" presentation:style-name="a457" draw:name="Segnaposto dat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3" text:class-names=""><text:date text:fixed="false" style:data-style-name="a454">26/05/2020</text:date></text:span><text:span text:style-name="a455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8" draw:name="Segnaposto immagine diapositiva 3">
          <svg:title/>
          <svg:desc/>
        </draw:page-thumbnail>
        <draw:frame draw:id="id10" presentation:style-name="a474" draw:name="Segnaposto note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Fare clic per modificare gli stili del testo dello schema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o livello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livello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7" draw:name="Segnaposto piè di pa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2" presentation:style-name="a481" draw:name="Segnaposto numero diapositiva 6" svg:x="4.24826in" svg:y="9.49826in" svg:width="3.25in" svg:height="0.50174in" presentation:class="page-number" presentation:placeholder="false">
          <draw:text-box>
            <text:p text:style-name="a480" text:class-names="" text:cond-style-name=""><text:span text:style-name="a478" text:class-names=""><text:page-number style:num-format="1" text:fixed="false">‹N›</text:page-number></text:span><text:span text:style-name="a479" text:class-names=""/></text:p>
          </draw:text-box>
          <svg:title/>
          <svg:desc/>
        </draw:frame>
      </presentation:notes>
    </style:master-page>
    <style:master-page style:name="Master1-Layout7-blank-Vuoto" style:page-layout-name="pageLayout1" draw:style-name="a483">
      <draw:custom-shape svg:x="0.00347in" svg:y="7in" svg:width="13.32986in" svg:height="0.5in" draw:id="id58" draw:style-name="a484" draw:name="Rettangolo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89" draw:name="Segnaposto data 1" svg:x="8.98778in" svg:y="7.05035in" svg:width="2.82683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26/05/2020</text:date></text:span><text:span text:style-name="a487" text:class-names=""/></text:p>
        </draw:text-box>
        <svg:title/>
        <svg:desc/>
      </draw:frame>
      <draw:frame draw:id="id60" presentation:style-name="a492" draw:name="Segnaposto piè di pagina 2" svg:x="1.2in" svg:y="7.05035in" svg:width="7.45654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1" presentation:style-name="a496" draw:name="Segnaposto numero diapositiva 3" svg:x="12.02273in" svg:y="7.05035in" svg:width="0.8530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›</text:page-number></text:span><text:span text:style-name="a494" text:class-names=""/></text:p>
        </draw:text-box>
        <svg:title/>
        <svg:desc/>
      </draw:frame>
      <presentation:notes style:page-layout-name="pageLayout2" draw:style-name="a529">
        <draw:frame draw:id="id7" presentation:style-name="a499" draw:name="Segnaposto intestazion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8" presentation:style-name="a504" draw:name="Segnaposto data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26/05/2020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5" draw:name="Segnaposto immagine diapositiva 3">
          <svg:title/>
          <svg:desc/>
        </draw:page-thumbnail>
        <draw:frame draw:id="id10" presentation:style-name="a521" draw:name="Segnaposto note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Fare clic per modificare gli stili del testo dello schema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Secondo livello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list text:style-name="a520">
                          <text:list-item>
                            <text:list text:style-name="a520">
                              <text:list-item>
                                <text:p text:style-name="a519" text:class-names="" text:cond-style-name=""><text:span text:style-name="a517" text:class-names="">Quinto livello</text:span><text:span text:style-name="a5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4" draw:name="Segnaposto piè di pagina 5" svg:x="0in" svg:y="9.49826in" svg:width="3.25in" svg:height="0.50174in" presentation:class="foot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12" presentation:style-name="a528" draw:name="Segnaposto numero diapositiva 6" svg:x="4.24826in" svg:y="9.49826in" svg:width="3.25in" svg:height="0.50174in" presentation:class="page-number" presentation:placeholder="false">
          <draw:text-box>
            <text:p text:style-name="a527" text:class-names="" text:cond-style-name=""><text:span text:style-name="a525" text:class-names=""><text:page-number style:num-format="1" text:fixed="false">‹N›</text:page-number></text:span><text:span text:style-name="a526" text:class-names=""/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30">
      <draw:custom-shape svg:x="0.00002in" svg:y="0in" svg:width="5.09in" svg:height="7.5in" draw:id="id62" draw:style-name="a531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35" draw:name="Titolo 1" svg:x="0.7037in" svg:y="0.86in" svg:width="3.84686in" svg:height="2.29in" presentation:class="title" presentation:placeholder="false">
        <draw:text-box>
          <text:p text:style-name="a534" text:class-names="" text:cond-style-name=""><text:span text:style-name="a532" text:class-names="">Fare clic per modificare lo stile del titolo dello schema</text:span><text:span text:style-name="a533" text:class-names=""/></text:p>
        </draw:text-box>
        <svg:title/>
        <svg:desc/>
      </draw:frame>
      <draw:frame draw:id="id64" presentation:style-name="a552" draw:name="Segnaposto contenuto 2" svg:x="5.97002in" svg:y="0.88889in" svg:width="6.48332in" svg:height="5.79042in" presentation:class="object" presentation:placeholder="false">
        <draw:text-box>
          <text:list text:style-name="a538">
            <text:list-item>
              <text:p text:style-name="a537" text:class-names="" text:cond-style-name=""><text:span text:style-name="a536" text:class-names="">Fare clic per modificare gli stili del testo dello schema</text:span></text:p>
            </text:list-item>
          </text:list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o livello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Quinto livello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56" draw:name="Segnaposto testo 3" svg:x="0.7037in" svg:y="3.32792in" svg:width="3.84686in" svg:height="3.35138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561" draw:name="Segnaposto data 4" svg:x="0.7037in" svg:y="7.05in" svg:width="3.84686in" svg:height="0.39931in" presentation:class="date-time" presentation:placeholder="false">
        <draw:text-box>
          <text:p text:style-name="a560" text:class-names="" text:cond-style-name=""><text:span text:style-name="a557" text:class-names=""><text:date text:fixed="false" style:data-style-name="a558">26/05/2020</text:date></text:span><text:span text:style-name="a559" text:class-names=""/></text:p>
        </draw:text-box>
        <svg:title/>
        <svg:desc/>
      </draw:frame>
      <draw:frame draw:id="id67" presentation:style-name="a564" draw:name="Segnaposto piè di pagina 5" svg:x="5.97002in" svg:y="7.05in" svg:width="5.83335in" svg:height="0.39931in" presentation:class="footer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68" presentation:style-name="a568" draw:name="Segnaposto numero diapositiva 6" svg:x="12.02273in" svg:y="7.05035in" svg:width="0.85303in" svg:height="0.39931in" presentation:class="page-number" presentation:placeholder="false">
        <draw:text-box>
          <text:p text:style-name="a567" text:class-names="" text:cond-style-name=""><text:span text:style-name="a565" text:class-names=""><text:page-number style:num-format="1" text:fixed="false">‹N›</text:page-number></text:span><text:span text:style-name="a566" text:class-names=""/></text:p>
        </draw:text-box>
        <svg:title/>
        <svg:desc/>
      </draw:frame>
      <presentation:notes style:page-layout-name="pageLayout2" draw:style-name="a601">
        <draw:frame draw:id="id7" presentation:style-name="a571" draw:name="Segnaposto intestazione 1" svg:x="0in" svg:y="0in" svg:width="3.25in" svg:height="0.50174in" presentation:class="head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8" presentation:style-name="a576" draw:name="Segnaposto data 2" svg:x="4.24826in" svg:y="0in" svg:width="3.25in" svg:height="0.50174in" presentation:class="date-time" presentation:placeholder="false">
          <draw:text-box>
            <text:p text:style-name="a575" text:class-names="" text:cond-style-name=""><text:span text:style-name="a572" text:class-names=""><text:date text:fixed="false" style:data-style-name="a573">26/05/2020</text:date></text:span><text:span text:style-name="a57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7" draw:name="Segnaposto immagine diapositiva 3">
          <svg:title/>
          <svg:desc/>
        </draw:page-thumbnail>
        <draw:frame draw:id="id10" presentation:style-name="a593" draw:name="Segnaposto note 4" svg:x="0.75in" svg:y="4.8125in" svg:width="6in" svg:height="3.9375in" presentation:class="notes" presentation:placeholder="false">
          <draw:text-box>
            <text:p text:style-name="a579" text:class-names="" text:cond-style-name=""><text:span text:style-name="a578" text:class-names="">Fare clic per modificare gli stili del testo dello schema</text:span></text:p>
            <text:list text:style-name="a582">
              <text:list-item>
                <text:list text:style-name="a582">
                  <text:list-item>
                    <text:p text:style-name="a581" text:class-names="" text:cond-style-name=""><text:span text:style-name="a580" text:class-names="">Secondo livello</text:span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list text:style-name="a588">
                          <text:list-item>
                            <text:p text:style-name="a587" text:class-names="" text:cond-style-name=""><text:span text:style-name="a58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89" text:class-names="">Quinto livello</text:span><text:span text:style-name="a5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6" draw:name="Segnaposto piè di pagina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2" presentation:style-name="a600" draw:name="Segnaposto numero diapositiva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02">
      <draw:custom-shape svg:x="0in" svg:y="5.00694in" svg:width="13.32986in" svg:height="2.49306in" draw:id="id69" draw:style-name="a603" draw:name="Rettangolo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7" draw:name="Segnaposto immagine 2" svg:x="0.00002in" svg:y="0in" svg:width="13.33332in" svg:height="5.00694in" presentation:class="graphic" presentation:placeholder="false">
        <draw:text-box>
          <text:p text:style-name="a606" text:class-names="" text:cond-style-name=""><text:span text:style-name="a604" text:class-names="">Fare clic sull'icona per inserire un'immagine</text:span><text:span text:style-name="a605" text:class-names=""/></text:p>
        </draw:text-box>
        <svg:title/>
        <svg:desc/>
      </draw:frame>
      <draw:frame draw:id="id71" presentation:style-name="a611" draw:name="Titolo 1" svg:x="1.2in" svg:y="5.24865in" svg:width="11.06042in" svg:height="0.8133in" presentation:class="title" presentation:placeholder="false">
        <draw:text-box>
          <text:p text:style-name="a610" text:class-names="" text:cond-style-name=""><text:span text:style-name="a608" text:class-names="">Fare clic per modificare lo stile del titolo dello schema</text:span><text:span text:style-name="a609" text:class-names=""/></text:p>
        </draw:text-box>
        <svg:title/>
        <svg:desc/>
      </draw:frame>
      <draw:frame draw:id="id72" presentation:style-name="a615" draw:name="Segnaposto testo 3" svg:x="1.2in" svg:y="6.25in" svg:width="11.06in" svg:height="0.66667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Fare clic per modificare gli stili del testo dello schema</text:span></text:p>
            </text:list-item>
          </text:list>
        </draw:text-box>
        <svg:title/>
        <svg:desc/>
      </draw:frame>
      <draw:frame draw:id="id73" presentation:style-name="a620" draw:name="Segnaposto data 4" svg:x="8.98778in" svg:y="7.05035in" svg:width="2.82683in" svg:height="0.39931in" presentation:class="date-time" presentation:placeholder="false">
        <draw:text-box>
          <text:p text:style-name="a619" text:class-names="" text:cond-style-name=""><text:span text:style-name="a616" text:class-names=""><text:date text:fixed="false" style:data-style-name="a617">26/05/2020</text:date></text:span><text:span text:style-name="a618" text:class-names=""/></text:p>
        </draw:text-box>
        <svg:title/>
        <svg:desc/>
      </draw:frame>
      <draw:frame draw:id="id74" presentation:style-name="a623" draw:name="Segnaposto piè di pagina 5" svg:x="1.2in" svg:y="7.05035in" svg:width="7.45654in" svg:height="0.39931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75" presentation:style-name="a627" draw:name="Segnaposto numero diapositiva 6" svg:x="12.02273in" svg:y="7.05035in" svg:width="0.85303in" svg:height="0.39931in" presentation:class="page-number" presentation:placeholder="false">
        <draw:text-box>
          <text:p text:style-name="a626" text:class-names="" text:cond-style-name=""><text:span text:style-name="a624" text:class-names=""><text:page-number style:num-format="1" text:fixed="false">‹N›</text:page-number></text:span><text:span text:style-name="a625" text:class-names=""/></text:p>
        </draw:text-box>
        <svg:title/>
        <svg:desc/>
      </draw:frame>
      <presentation:notes style:page-layout-name="pageLayout2" draw:style-name="a660">
        <draw:frame draw:id="id7" presentation:style-name="a630" draw:name="Segnaposto intestazione 1" svg:x="0in" svg:y="0in" svg:width="3.25in" svg:height="0.50174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5" draw:name="Segnaposto data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1" text:class-names=""><text:date text:fixed="false" style:data-style-name="a632">26/05/2020</text:date></text:span><text:span text:style-name="a63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6" draw:name="Segnaposto immagine diapositiva 3">
          <svg:title/>
          <svg:desc/>
        </draw:page-thumbnail>
        <draw:frame draw:id="id10" presentation:style-name="a652" draw:name="Segnaposto note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Fare clic per modificare gli stili del testo dello schema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o livello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8" text:class-names="">Quinto livello</text:span><text:span text:style-name="a6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5" draw:name="Segnaposto piè di pagina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2" presentation:style-name="a659" draw:name="Segnaposto numero diapositiva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›</text:page-number></text:span><text:span text:style-name="a657" text:class-names=""/></text:p>
          </draw:text-box>
          <svg:title/>
          <svg:desc/>
        </draw:frame>
      </presentation:notes>
    </style:master-page>
    <style:handout-master style:page-layout-name="pageLayout3" draw:style-name="a661">
      <draw:frame draw:id="id76" presentation:style-name="a664" draw:name="Segnaposto intestazione 1" svg:x="0in" svg:y="0in" svg:width="3.25in" svg:height="0.50174in" presentation:class="head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77" presentation:style-name="a669" draw:name="Segnaposto data 2" svg:x="4.24826in" svg:y="0in" svg:width="3.25in" svg:height="0.50174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26/05/2020</text:date></text:span><text:span text:style-name="a667" text:class-names=""/></text:p>
        </draw:text-box>
        <svg:title/>
        <svg:desc/>
      </draw:frame>
      <draw:frame draw:id="id78" presentation:style-name="a672" draw:name="Segnaposto piè di pagina 3" svg:x="0in" svg:y="9.49826in" svg:width="3.25in" svg:height="0.50174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79" presentation:style-name="a676" draw:name="Segnaposto numero diapositiva 4" svg:x="4.24826in" svg:y="9.49826in" svg:width="3.25in" svg:height="0.50174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>‹N›</text:page-number></text:span><text:span text:style-name="a6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Financial Market Analytics Project</dc:title>
    <meta:initial-creator>Davide Abete</meta:initial-creator>
    <dc:creator>Davide Abete</dc:creator>
    <meta:creation-date>2022-07-13T12:49:09Z</meta:creation-date>
    <dc:date>2022-07-13T12:58:32Z</dc:date>
    <meta:template xlink:href="%7b71127F3C-6891-4547-B0C3-99C1EF33108B%7dtf22712842_win32" xlink:type="simple"/>
    <meta:editing-cycles>1</meta:editing-cycles>
    <meta:editing-duration>PT0S</meta:editing-duration>
    <meta:user-defined meta:name="ContentTypeId">0x01010079F111ED35F8CC479449609E8A0923A6</meta:user-defined>
    <meta:document-statistic meta:paragraph-count="113" meta:word-count="698"/>
  </office:meta>
</office:document-meta>
</file>